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3.3646in" fo:margin-left="0in" table:align="left"/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1.55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3646in" fo:margin-left="0in" table:align="left"/>
    </style:style>
    <style:style style:name="Table7.A" style:family="table-column">
      <style:table-column-properties style:column-width="1.8125in"/>
    </style:style>
    <style:style style:name="Table7.B" style:family="table-column">
      <style:table-column-properties style:column-width="1.552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3625in" table:align="margins"/>
    </style:style>
    <style:style style:name="Table8.A" style:family="table-column">
      <style:table-column-properties style:column-width="3.3625in" style:rel-column-width="65535*"/>
    </style:style>
    <style:style style:name="Table8.A1" style:family="table-cell">
      <style:table-cell-properties fo:padding="0.0382in" fo:border="0.05pt solid #000000"/>
    </style:style>
    <style:style style:name="Table1" style:family="table">
      <style:table-properties style:width="3.3646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3.3646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2.4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Table9" style:family="table">
      <style:table-properties style:width="3.3646in" fo:margin-left="0in" table:align="left"/>
    </style:style>
    <style:style style:name="Table9.A" style:family="table-column">
      <style:table-column-properties style:column-width="1.8125in"/>
    </style:style>
    <style:style style:name="Table9.B" style:family="table-column">
      <style:table-column-properties style:column-width="1.552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625in" table:align="margins"/>
    </style:style>
    <style:style style:name="Table10.A" style:family="table-column">
      <style:table-column-properties style:column-width="3.3625in" style:rel-column-width="65535*"/>
    </style:style>
    <style:style style:name="Table10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646in" fo:margin-left="0in" table:align="left"/>
    </style:style>
    <style:style style:name="Table11.A" style:family="table-column">
      <style:table-column-properties style:column-width="1.8125in"/>
    </style:style>
    <style:style style:name="Table11.B" style:family="table-column">
      <style:table-column-properties style:column-width="1.5521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3.3625in" table:align="margins"/>
    </style:style>
    <style:style style:name="Table12.A" style:family="table-column">
      <style:table-column-properties style:column-width="3.3625in" style:rel-column-width="65535*"/>
    </style:style>
    <style:style style:name="Table1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3646in" fo:margin-left="0in" table:align="left"/>
    </style:style>
    <style:style style:name="Table13.A" style:family="table-column">
      <style:table-column-properties style:column-width="1.8125in"/>
    </style:style>
    <style:style style:name="Table13.B" style:family="table-column">
      <style:table-column-properties style:column-width="1.5521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3625in" table:align="margins"/>
    </style:style>
    <style:style style:name="Table14.A" style:family="table-column">
      <style:table-column-properties style:column-width="3.3625in" style:rel-column-width="65535*"/>
    </style:style>
    <style:style style:name="Table14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46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42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3.3646in" fo:margin-left="0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2.427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Table15" style:family="table">
      <style:table-properties style:width="3.3646in" fo:margin-left="0in" table:align="left"/>
    </style:style>
    <style:style style:name="Table15.A" style:family="table-column">
      <style:table-column-properties style:column-width="1.8125in"/>
    </style:style>
    <style:style style:name="Table15.B" style:family="table-column">
      <style:table-column-properties style:column-width="1.5521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3625in" table:align="margins"/>
    </style:style>
    <style:style style:name="Table16.A" style:family="table-column">
      <style:table-column-properties style:column-width="3.3625in" style:rel-column-width="65535*"/>
    </style:style>
    <style:style style:name="Table1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3646in" fo:margin-left="0in" table:align="left"/>
    </style:style>
    <style:style style:name="Table17.A" style:family="table-column">
      <style:table-column-properties style:column-width="1.8125in"/>
    </style:style>
    <style:style style:name="Table17.B" style:family="table-column">
      <style:table-column-properties style:column-width="1.5521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3.3625in" table:align="margins"/>
    </style:style>
    <style:style style:name="Table18.A" style:family="table-column">
      <style:table-column-properties style:column-width="3.3625in" style:rel-column-width="65535*"/>
    </style:style>
    <style:style style:name="Table1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3646in" fo:margin-left="0in" table:align="left"/>
    </style:style>
    <style:style style:name="Table19.A" style:family="table-column">
      <style:table-column-properties style:column-width="1.8125in"/>
    </style:style>
    <style:style style:name="Table19.B" style:family="table-column">
      <style:table-column-properties style:column-width="1.5521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3625in" table:align="margins"/>
    </style:style>
    <style:style style:name="Table20.A" style:family="table-column">
      <style:table-column-properties style:column-width="3.3625in" style:rel-column-width="65535*"/>
    </style:style>
    <style:style style:name="Table20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3.3646in" fo:margin-left="0in" table:align="left"/>
    </style:style>
    <style:style style:name="Table21.A" style:family="table-column">
      <style:table-column-properties style:column-width="0.9375in"/>
    </style:style>
    <style:style style:name="Table21.B" style:family="table-column">
      <style:table-column-properties style:column-width="2.4271in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none" fo:border-right="0.05pt solid #000000" fo:border-top="none" fo:border-bottom="0.05pt solid #000000"/>
    </style:style>
    <style:style style:name="Table22" style:family="table">
      <style:table-properties style:width="3.3646in" fo:margin-left="0in" table:align="left"/>
    </style:style>
    <style:style style:name="Table22.A" style:family="table-column">
      <style:table-column-properties style:column-width="0.9375in"/>
    </style:style>
    <style:style style:name="Table22.B" style:family="table-column">
      <style:table-column-properties style:column-width="2.4271in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B2" style:family="table-cell">
      <style:table-cell-properties fo:padding="0.0382in" fo:border-left="none" fo:border-right="0.05pt solid #000000" fo:border-top="none" fo:border-bottom="0.05pt solid #000000"/>
    </style:style>
    <style:style style:name="Table23" style:family="table">
      <style:table-properties style:width="3.3646in" fo:margin-left="0in" table:align="left"/>
    </style:style>
    <style:style style:name="Table23.A" style:family="table-column">
      <style:table-column-properties style:column-width="1.8125in"/>
    </style:style>
    <style:style style:name="Table23.B" style:family="table-column">
      <style:table-column-properties style:column-width="1.5521in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3625in" table:align="margins"/>
    </style:style>
    <style:style style:name="Table24.A" style:family="table-column">
      <style:table-column-properties style:column-width="3.3625in" style:rel-column-width="65535*"/>
    </style:style>
    <style:style style:name="Table24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3.3646in" fo:margin-left="0in" table:align="left"/>
    </style:style>
    <style:style style:name="Table25.A" style:family="table-column">
      <style:table-column-properties style:column-width="1.8125in"/>
    </style:style>
    <style:style style:name="Table25.B" style:family="table-column">
      <style:table-column-properties style:column-width="1.5521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3.3625in" table:align="margins"/>
    </style:style>
    <style:style style:name="Table26.A" style:family="table-column">
      <style:table-column-properties style:column-width="3.3625in" style:rel-column-width="65535*"/>
    </style:style>
    <style:style style:name="Table26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3.3646in" fo:margin-left="0in" table:align="left"/>
    </style:style>
    <style:style style:name="Table27.A" style:family="table-column">
      <style:table-column-properties style:column-width="1.8125in"/>
    </style:style>
    <style:style style:name="Table27.B" style:family="table-column">
      <style:table-column-properties style:column-width="1.5521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B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3625in" table:align="margins"/>
    </style:style>
    <style:style style:name="Table28.A" style:family="table-column">
      <style:table-column-properties style:column-width="3.3625in" style:rel-column-width="65535*"/>
    </style:style>
    <style:style style:name="Table28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use-window-font-color="true" loext:opacity="0%" style:font-name="Liberation Sans" fo:font-size="14pt" fo:font-weight="bold" officeooo:rsid="016b4260" officeooo:paragraph-rsid="0169e332" style:font-name-asian="Microsoft YaHei" style:font-size-asian="14pt" style:font-weight-asian="bold" style:font-name-complex="Lucida Sans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a9d8de" officeooo:paragraph-rsid="01a9d8de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a9d8de" officeooo:paragraph-rsid="020eaf93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d73c85" officeooo:paragraph-rsid="01d73c85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a423e6" officeooo:paragraph-rsid="01a5ba7f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a423e6" officeooo:paragraph-rsid="01a423e6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371ec" officeooo:paragraph-rsid="020371ec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371ec" officeooo:paragraph-rsid="020eaf93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795cf" officeooo:paragraph-rsid="020795cf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795cf" officeooo:paragraph-rsid="020eaf93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61a50" officeooo:paragraph-rsid="020eaf93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20d1d6" officeooo:paragraph-rsid="0220d1d6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074f16" officeooo:paragraph-rsid="027b04fc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fc39e7" officeooo:paragraph-rsid="029919a0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1fc39e7" officeooo:paragraph-rsid="02a4cba3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officeooo:rsid="029adebc" officeooo:paragraph-rsid="029adebc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1a5ba7f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1a423e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1f4e00f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loext:opacity="0%" style:font-name="Liberation Serif" fo:font-size="11pt" fo:font-weight="bold" officeooo:rsid="01a423e6" officeooo:paragraph-rsid="020eaf93" style:font-size-asian="11pt" style:font-weight-asian="bold" style:font-size-complex="11pt" style:font-weight-complex="bold"/>
    </style:style>
    <style:style style:name="P21" style:family="paragraph" style:parent-style-name="Text_20_body">
      <style:text-properties style:use-window-font-color="true" loext:opacity="0%" style:font-name="Liberation Serif" fo:font-size="11pt" fo:font-style="italic" officeooo:rsid="019a1370" officeooo:paragraph-rsid="01912346" style:font-name-asian="Microsoft YaHei" style:font-size-asian="11pt" style:font-style-asian="italic" style:font-name-complex="Lucida Sans" style:font-size-complex="11pt" style:font-style-complex="italic"/>
    </style:style>
    <style:style style:name="P22" style:family="paragraph" style:parent-style-name="Text_20_body">
      <style:text-properties style:use-window-font-color="true" loext:opacity="0%" style:font-name="Liberation Serif" fo:font-size="11pt" fo:font-style="italic" officeooo:rsid="019a1370" officeooo:paragraph-rsid="01b0d48e" style:font-name-asian="Microsoft YaHei" style:font-size-asian="11pt" style:font-style-asian="italic" style:font-name-complex="Lucida Sans" style:font-size-complex="11pt" style:font-style-complex="italic"/>
    </style:style>
    <style:style style:name="P23" style:family="paragraph" style:parent-style-name="Text_20_body">
      <style:text-properties style:use-window-font-color="true" loext:opacity="0%" style:font-name="Liberation Serif" fo:font-size="11pt" fo:font-style="italic" officeooo:rsid="019a1370" officeooo:paragraph-rsid="01f4e00f" style:font-name-asian="Microsoft YaHei" style:font-size-asian="11pt" style:font-style-asian="italic" style:font-name-complex="Lucida Sans" style:font-size-complex="11pt" style:font-style-complex="italic"/>
    </style:style>
    <style:style style:name="P24" style:family="paragraph" style:parent-style-name="Text_20_body">
      <loext:graphic-properties draw:fill-gradient-name="gradient" draw:fill-hatch-name="hatch"/>
      <style:paragraph-properties fo:line-height="100%"/>
      <style:text-properties style:use-window-font-color="true" loext:opacity="0%" style:font-name="Liberation Serif" fo:font-size="11pt" fo:font-style="italic" officeooo:rsid="019a1370" officeooo:paragraph-rsid="020eaf93" style:font-name-asian="Microsoft YaHei" style:font-size-asian="11pt" style:font-style-asian="italic" style:font-name-complex="Lucida Sans" style:font-size-complex="11pt" style:font-style-complex="italic"/>
    </style:style>
    <style:style style:name="P25" style:family="paragraph" style:parent-style-name="Text_20_body">
      <style:text-properties style:use-window-font-color="true" loext:opacity="0%" style:font-name="Liberation Serif" fo:font-size="11pt" fo:font-style="italic" officeooo:rsid="019a1370" officeooo:paragraph-rsid="020eaf93" style:font-name-asian="Microsoft YaHei" style:font-size-asian="11pt" style:font-style-asian="italic" style:font-name-complex="Lucida Sans" style:font-size-complex="11pt" style:font-style-complex="italic"/>
    </style:style>
    <style:style style:name="P26" style:family="paragraph" style:parent-style-name="Text_20_body">
      <style:text-properties style:use-window-font-color="true" loext:opacity="0%" style:font-name="Liberation Serif" fo:font-size="11pt" fo:font-style="italic" fo:font-weight="normal" officeooo:rsid="01db43cc" officeooo:paragraph-rsid="01db43cc" style:font-size-asian="11pt" style:font-style-asian="italic" style:font-weight-asian="normal" style:font-size-complex="11pt" style:font-style-complex="italic" style:font-weight-complex="normal"/>
    </style:style>
    <style:style style:name="P27" style:family="paragraph" style:parent-style-name="Text_20_body">
      <style:text-properties style:use-window-font-color="true" loext:opacity="0%" style:font-name="Liberation Serif" fo:font-size="11pt" fo:font-style="italic" fo:font-weight="normal" officeooo:rsid="01db43cc" officeooo:paragraph-rsid="01eaad30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Text_20_body">
      <style:text-properties style:use-window-font-color="true" loext:opacity="0%" style:font-name="Liberation Serif" fo:font-size="11pt" fo:font-style="italic" fo:font-weight="normal" officeooo:rsid="01db43cc" officeooo:paragraph-rsid="01f4e00f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Text_20_body">
      <style:text-properties style:use-window-font-color="true" loext:opacity="0%" style:font-name="Liberation Serif" fo:font-size="11pt" fo:font-style="italic" fo:font-weight="normal" officeooo:rsid="01db43cc" officeooo:paragraph-rsid="020eaf93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Text_20_body">
      <style:text-properties style:use-window-font-color="true" loext:opacity="0%" style:font-name="Liberation Serif" fo:font-size="11pt" fo:font-style="italic" fo:font-weight="normal" officeooo:rsid="01db43cc" officeooo:paragraph-rsid="0220d1d6" style:font-size-asian="11pt" style:font-style-asian="italic" style:font-weight-asian="normal" style:font-size-complex="11pt" style:font-style-complex="italic" style:font-weight-complex="normal"/>
    </style:style>
    <style:style style:name="P31" style:family="paragraph" style:parent-style-name="Text_20_body">
      <style:text-properties style:use-window-font-color="true" loext:opacity="0%" style:font-name="Liberation Serif" fo:font-size="11pt" fo:font-weight="normal" officeooo:rsid="02b48b1b" officeooo:paragraph-rsid="02b48b1b" style:font-size-asian="11pt" style:font-weight-asian="normal" style:font-size-complex="11pt" style:font-weight-complex="normal"/>
    </style:style>
    <style:style style:name="P32" style:family="paragraph" style:parent-style-name="Text_20_body">
      <style:text-properties fo:font-size="10pt" fo:font-weight="normal" officeooo:paragraph-rsid="016c958e" style:font-size-asian="10pt" style:font-weight-asian="normal" style:font-size-complex="10pt" style:font-weight-complex="normal"/>
    </style:style>
    <style:style style:name="P33" style:family="paragraph" style:parent-style-name="Text_20_body">
      <style:text-properties officeooo:rsid="018d4df2" officeooo:paragraph-rsid="018d4df2"/>
    </style:style>
    <style:style style:name="P34" style:family="paragraph" style:parent-style-name="Text_20_body">
      <style:text-properties officeooo:rsid="019b5ad2" officeooo:paragraph-rsid="019b5ad2"/>
    </style:style>
    <style:style style:name="P35" style:family="paragraph" style:parent-style-name="Text_20_body">
      <style:text-properties officeooo:rsid="019b5ad2" officeooo:paragraph-rsid="01f4e00f"/>
    </style:style>
    <style:style style:name="P36" style:family="paragraph" style:parent-style-name="Text_20_body">
      <style:text-properties officeooo:rsid="019b5ad2" officeooo:paragraph-rsid="020eaf93"/>
    </style:style>
    <style:style style:name="P37" style:family="paragraph" style:parent-style-name="Text_20_body">
      <style:text-properties officeooo:rsid="018ecea1" officeooo:paragraph-rsid="018ecea1"/>
    </style:style>
    <style:style style:name="P38" style:family="paragraph" style:parent-style-name="Text_20_body">
      <style:text-properties officeooo:rsid="018ecea1" officeooo:paragraph-rsid="019032f0"/>
    </style:style>
    <style:style style:name="P39" style:family="paragraph" style:parent-style-name="Text_20_body">
      <style:text-properties officeooo:rsid="01956124" officeooo:paragraph-rsid="01956124"/>
    </style:style>
    <style:style style:name="P40" style:family="paragraph" style:parent-style-name="Text_20_body">
      <style:text-properties officeooo:rsid="019fcf50" officeooo:paragraph-rsid="019fcf50"/>
    </style:style>
    <style:style style:name="P41" style:family="paragraph" style:parent-style-name="Standard">
      <style:text-properties officeooo:rsid="019fcf50" officeooo:paragraph-rsid="01a5ba7f"/>
    </style:style>
    <style:style style:name="P42" style:family="paragraph" style:parent-style-name="Standard">
      <style:text-properties officeooo:rsid="019fcf50" officeooo:paragraph-rsid="01f4e00f"/>
    </style:style>
    <style:style style:name="P43" style:family="paragraph" style:parent-style-name="Text_20_body">
      <style:text-properties officeooo:rsid="019fcf50" officeooo:paragraph-rsid="01f4e00f"/>
    </style:style>
    <style:style style:name="P44" style:family="paragraph" style:parent-style-name="Standard">
      <style:text-properties officeooo:rsid="019fcf50" officeooo:paragraph-rsid="020eaf93"/>
    </style:style>
    <style:style style:name="P45" style:family="paragraph" style:parent-style-name="Text_20_body">
      <style:text-properties officeooo:rsid="019fcf50" officeooo:paragraph-rsid="020eaf93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1pt" officeooo:rsid="01b3bafc" officeooo:paragraph-rsid="01b3bafc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" fo:font-size="11pt" officeooo:rsid="01b3bafc" officeooo:paragraph-rsid="01f4e00f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" fo:font-size="11pt" officeooo:rsid="01b3bafc" officeooo:paragraph-rsid="020eaf93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" fo:font-size="11pt" officeooo:rsid="01b3bafc" officeooo:paragraph-rsid="021bc333" style:font-size-asian="11pt" style:font-size-complex="11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" fo:font-size="11pt" officeooo:rsid="01b3bafc" officeooo:paragraph-rsid="0238e866" style:font-size-asian="11pt" style:font-size-complex="11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" fo:font-size="11pt" officeooo:rsid="01b3bafc" officeooo:paragraph-rsid="02bb3f3c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" fo:font-size="11pt" officeooo:rsid="01a423e6" officeooo:paragraph-rsid="01a5ba7f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" fo:font-size="11pt" officeooo:rsid="01a423e6" officeooo:paragraph-rsid="01a423e6" style:font-size-asian="11pt" style:font-size-complex="11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" fo:font-size="11pt" officeooo:rsid="01ed3d30" officeooo:paragraph-rsid="01ed3d30" style:font-size-asian="11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" fo:font-size="11pt" officeooo:paragraph-rsid="020eaf93" style:font-size-asian="11pt" style:font-size-complex="11pt"/>
    </style:style>
    <style:style style:name="P56" style:family="paragraph" style:parent-style-name="Table_20_Contents">
      <style:paragraph-properties fo:text-align="start" style:justify-single-word="false"/>
      <style:text-properties style:font-name="Liberation Serif" fo:font-size="11pt" officeooo:rsid="01e370ff" officeooo:paragraph-rsid="020eaf93" style:font-size-asian="11pt" style:font-size-complex="11pt"/>
    </style:style>
    <style:style style:name="P57" style:family="paragraph" style:parent-style-name="Table_20_Contents">
      <style:paragraph-properties fo:text-align="start" style:justify-single-word="false"/>
      <style:text-properties style:font-name="Liberation Serif" fo:font-size="11pt" officeooo:rsid="02074f16" officeooo:paragraph-rsid="020eaf93" style:font-size-asian="11pt" style:font-size-complex="11pt"/>
    </style:style>
    <style:style style:name="P58" style:family="paragraph" style:parent-style-name="Table_20_Contents">
      <style:paragraph-properties fo:text-align="start" style:justify-single-word="false"/>
      <style:text-properties style:font-name="Liberation Serif" fo:font-size="11pt" officeooo:rsid="021ff26c" officeooo:paragraph-rsid="021ff26c" style:font-size-asian="11pt" style:font-size-complex="11pt"/>
    </style:style>
    <style:style style:name="P59" style:family="paragraph" style:parent-style-name="Table_20_Contents">
      <style:paragraph-properties fo:text-align="start" style:justify-single-word="false"/>
      <style:text-properties style:font-name="Liberation Serif" fo:font-size="11pt" officeooo:rsid="027b04fc" officeooo:paragraph-rsid="027b04fc" style:font-size-asian="11pt" style:font-size-complex="11pt"/>
    </style:style>
    <style:style style:name="P60" style:family="paragraph" style:parent-style-name="Table_20_Contents">
      <style:paragraph-properties fo:text-align="start" style:justify-single-word="false"/>
      <style:text-properties style:font-name="Liberation Serif" fo:font-size="11pt" officeooo:rsid="02ac68ea" officeooo:paragraph-rsid="02ac68ea" style:font-size-asian="11pt" style:font-size-complex="11pt"/>
    </style:style>
    <style:style style:name="P61" style:family="paragraph" style:parent-style-name="Table_20_Contents">
      <style:paragraph-properties fo:text-align="start" style:justify-single-word="false"/>
      <style:text-properties style:font-name="Liberation Serif" fo:font-size="11pt" officeooo:rsid="02ad9752" officeooo:paragraph-rsid="02b2c771" style:font-size-asian="11pt" style:font-size-complex="11pt"/>
    </style:style>
    <style:style style:name="P62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1c0311d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1c61d38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1f4e00f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c0311d" officeooo:paragraph-rsid="020eaf93" style:font-size-asian="11pt" style:font-weight-asian="bold" style:font-size-complex="11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a423e6" officeooo:paragraph-rsid="01a423e6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a423e6" officeooo:paragraph-rsid="01a5ba7f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a423e6" officeooo:paragraph-rsid="01f4e00f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a423e6" officeooo:paragraph-rsid="020eaf93" style:font-size-asian="11pt" style:font-weight-asian="bold" style:font-size-complex="11pt" style:font-weight-complex="bold"/>
    </style:style>
    <style:style style:name="P7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d05df" officeooo:paragraph-rsid="01b26eee" style:font-size-asian="11pt" style:font-style-asian="normal" style:font-size-complex="11pt" style:font-style-complex="normal"/>
    </style:style>
    <style:style style:name="P71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1b26eee" style:font-size-asian="11pt" style:font-style-asian="normal" style:font-size-complex="11pt" style:font-style-complex="normal"/>
    </style:style>
    <style:style style:name="P7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9032f0" officeooo:paragraph-rsid="01b26eee" style:font-size-asian="11pt" style:font-style-asian="normal" style:font-size-complex="11pt" style:font-style-complex="normal"/>
    </style:style>
    <style:style style:name="P73" style:family="paragraph" style:parent-style-name="Text_20_body">
      <style:text-properties fo:font-size="11pt" officeooo:rsid="0175a8ef" officeooo:paragraph-rsid="0175a8ef" style:font-size-asian="11pt" style:font-size-complex="11pt"/>
    </style:style>
    <style:style style:name="P74" style:family="paragraph" style:parent-style-name="Text_20_body">
      <style:text-properties fo:font-size="11pt" fo:font-style="italic" officeooo:rsid="017d05df" officeooo:paragraph-rsid="017d05df" style:font-size-asian="11pt" style:font-style-asian="italic" style:font-size-complex="11pt" style:font-style-complex="italic"/>
    </style:style>
    <style:style style:name="P75" style:family="paragraph" style:parent-style-name="Text_20_body">
      <loext:graphic-properties draw:fill-hatch-name="hatch"/>
      <style:paragraph-properties fo:margin-top="0in" fo:margin-bottom="0in" style:contextual-spacing="false" fo:line-height="100%"/>
    </style:style>
    <style:style style:name="P76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1b3bafc"/>
    </style:style>
    <style:style style:name="P77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1bfb3aa"/>
    </style:style>
    <style:style style:name="P78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1c61d38"/>
    </style:style>
    <style:style style:name="P79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1f4e00f"/>
    </style:style>
    <style:style style:name="P80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20eaf93"/>
    </style:style>
    <style:style style:name="P81" style:family="paragraph" style:parent-style-name="Text_20_body">
      <style:text-properties fo:font-style="italic" officeooo:rsid="01912346" officeooo:paragraph-rsid="01912346" style:font-style-asian="italic" style:font-style-complex="italic"/>
    </style:style>
    <style:style style:name="P82" style:family="paragraph" style:parent-style-name="Heading_20_1">
      <style:text-properties style:use-window-font-color="true" loext:opacity="0%" style:font-name="Liberation Sans" fo:font-size="18.2000007629395pt" fo:font-weight="bold" officeooo:rsid="01761a09" officeooo:paragraph-rsid="01761a0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83" style:family="paragraph" style:parent-style-name="Heading_20_3">
      <style:text-properties officeooo:paragraph-rsid="01757b85"/>
    </style:style>
    <style:style style:name="P84" style:family="paragraph" style:parent-style-name="Heading_20_3">
      <style:text-properties officeooo:rsid="017a0fe2" officeooo:paragraph-rsid="0183697a"/>
    </style:style>
    <style:style style:name="P85" style:family="paragraph" style:parent-style-name="Heading_20_3">
      <style:paragraph-properties fo:break-before="column"/>
      <style:text-properties officeooo:rsid="018d4df2" officeooo:paragraph-rsid="018d4df2"/>
    </style:style>
    <style:style style:name="P86" style:family="paragraph" style:parent-style-name="Heading_20_3">
      <style:text-properties officeooo:rsid="019b5ad2" officeooo:paragraph-rsid="019b5ad2"/>
    </style:style>
    <style:style style:name="P87" style:family="paragraph" style:parent-style-name="Heading_20_3">
      <style:text-properties style:use-window-font-color="true" loext:opacity="0%" style:font-name="Liberation Sans" fo:font-size="14.1000003814697pt" fo:font-weight="bold" officeooo:rsid="0200ab5d" officeooo:paragraph-rsid="0200ab5d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88" style:family="paragraph" style:parent-style-name="Heading_20_3">
      <style:text-properties style:use-window-font-color="true" loext:opacity="0%" style:font-name="Liberation Sans" fo:font-size="14.1000003814697pt" fo:font-weight="bold" officeooo:rsid="020f6b72" officeooo:paragraph-rsid="020f6b7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89" style:family="paragraph" style:parent-style-name="Heading_20_3" style:list-style-name="">
      <style:text-properties fo:color="#c9211e" loext:opacity="100%" style:font-name="Liberation Sans" fo:font-size="14.1000003814697pt" fo:font-weight="bold" officeooo:rsid="01b21061" officeooo:paragraph-rsid="020eaf93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90" style:family="paragraph" style:parent-style-name="Heading_20_4">
      <style:text-properties officeooo:rsid="01956124" officeooo:paragraph-rsid="01956124"/>
    </style:style>
    <style:style style:name="P91" style:family="paragraph" style:parent-style-name="Heading_20_4">
      <style:text-properties officeooo:rsid="018ecea1" officeooo:paragraph-rsid="018ecea1"/>
    </style:style>
    <style:style style:name="P92" style:family="paragraph" style:parent-style-name="Heading_20_4">
      <style:text-properties officeooo:rsid="018d4df2" officeooo:paragraph-rsid="018d4df2"/>
    </style:style>
    <style:style style:name="P93" style:family="paragraph" style:parent-style-name="Heading_20_4">
      <style:text-properties officeooo:rsid="019d26e9" officeooo:paragraph-rsid="019d26e9"/>
    </style:style>
    <style:style style:name="P94" style:family="paragraph" style:parent-style-name="Heading_20_4">
      <style:text-properties officeooo:rsid="019fcf50" officeooo:paragraph-rsid="019fcf50"/>
    </style:style>
    <style:style style:name="P95" style:family="paragraph" style:parent-style-name="Heading_20_4">
      <style:text-properties officeooo:rsid="019fcf50" officeooo:paragraph-rsid="01f4e00f"/>
    </style:style>
    <style:style style:name="P96" style:family="paragraph" style:parent-style-name="Heading_20_4">
      <style:text-properties officeooo:rsid="019fcf50" officeooo:paragraph-rsid="020eaf93"/>
    </style:style>
    <style:style style:name="P97" style:family="paragraph" style:parent-style-name="Heading_20_4">
      <style:text-properties officeooo:rsid="01a351a2" officeooo:paragraph-rsid="01a351a2"/>
    </style:style>
    <style:style style:name="P98" style:family="paragraph" style:parent-style-name="Heading_20_4">
      <style:text-properties officeooo:rsid="01a351a2" officeooo:paragraph-rsid="01f4e00f"/>
    </style:style>
    <style:style style:name="P99" style:family="paragraph" style:parent-style-name="Heading_20_4">
      <style:text-properties officeooo:rsid="01a351a2" officeooo:paragraph-rsid="020eaf93"/>
    </style:style>
    <style:style style:name="P100" style:family="paragraph" style:parent-style-name="Heading_20_4">
      <loext:graphic-properties draw:fill-hatch-name="hatch"/>
      <style:paragraph-properties fo:margin-top="0.1736in" fo:margin-bottom="0.0846in" style:contextual-spacing="false"/>
    </style:style>
    <style:style style:name="P101" style:family="paragraph" style:parent-style-name="Heading_20_4">
      <style:paragraph-properties fo:break-before="column"/>
      <style:text-properties style:use-window-font-color="true" loext:opacity="0%" style:font-name="Liberation Sans" fo:font-size="13.3000001907349pt" fo:font-style="italic" fo:font-weight="bold" officeooo:rsid="01bfb3aa" officeooo:paragraph-rsid="01bfb3aa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102" style:family="paragraph" style:parent-style-name="Heading_20_4">
      <style:paragraph-properties fo:break-before="column"/>
      <style:text-properties style:use-window-font-color="true" loext:opacity="0%" style:font-name="Liberation Sans" fo:font-size="13.3000001907349pt" fo:font-style="italic" fo:font-weight="bold" officeooo:rsid="01bfb3aa" officeooo:paragraph-rsid="01f4e00f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103" style:family="paragraph" style:parent-style-name="Heading_20_4">
      <style:paragraph-properties fo:break-before="column"/>
      <style:text-properties style:use-window-font-color="true" loext:opacity="0%" style:font-name="Liberation Sans" fo:font-size="13.3000001907349pt" fo:font-style="italic" fo:font-weight="bold" officeooo:rsid="01bfb3aa" officeooo:paragraph-rsid="020eaf93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P104" style:family="paragraph" style:parent-style-name="Heading_20_4">
      <style:text-properties style:use-window-font-color="true" loext:opacity="0%" officeooo:rsid="019d26e9" officeooo:paragraph-rsid="01f4e00f"/>
    </style:style>
    <style:style style:name="P105" style:family="paragraph" style:parent-style-name="Heading_20_4">
      <loext:graphic-properties draw:fill-hatch-name="hatch"/>
      <style:paragraph-properties fo:margin-top="0.1736in" fo:margin-bottom="0.0846in" style:contextual-spacing="false"/>
      <style:text-properties officeooo:paragraph-rsid="01c61d38"/>
    </style:style>
    <style:style style:name="P106" style:family="paragraph" style:parent-style-name="Heading_20_4">
      <loext:graphic-properties draw:fill-hatch-name="hatch"/>
      <style:paragraph-properties fo:margin-top="0.1736in" fo:margin-bottom="0.0846in" style:contextual-spacing="false"/>
      <style:text-properties officeooo:paragraph-rsid="01f4e00f"/>
    </style:style>
    <style:style style:name="P107" style:family="paragraph" style:parent-style-name="Heading_20_4">
      <loext:graphic-properties draw:fill-hatch-name="hatch"/>
      <style:paragraph-properties fo:margin-top="0.1736in" fo:margin-bottom="0.0846in" style:contextual-spacing="false"/>
      <style:text-properties officeooo:paragraph-rsid="027b04fc"/>
    </style:style>
    <style:style style:name="P108" style:family="paragraph" style:parent-style-name="Heading_20_4">
      <style:text-properties fo:color="#c9211e" loext:opacity="100%" officeooo:rsid="019d26e9" officeooo:paragraph-rsid="020eaf93"/>
    </style:style>
    <style:style style:name="P109" style:family="paragraph" style:parent-style-name="Heading_20_4">
      <loext:graphic-properties draw:fill-hatch-name="hatch"/>
      <style:paragraph-properties fo:margin-top="0.1736in" fo:margin-bottom="0.0846in" style:contextual-spacing="false"/>
      <style:text-properties officeooo:paragraph-rsid="020eaf93"/>
    </style:style>
    <style:style style:name="P110" style:family="paragraph" style:parent-style-name="Table_20_Bullets" style:list-style-name="L1">
      <style:text-properties fo:font-style="normal" style:font-style-asian="normal" style:font-style-complex="normal"/>
    </style:style>
    <style:style style:name="P111" style:family="paragraph" style:parent-style-name="Table_20_Bullets" style:list-style-name="L2"/>
    <style:style style:name="P112" style:family="paragraph" style:parent-style-name="Table_20_Bullets" style:list-style-name="L3">
      <style:text-properties officeooo:paragraph-rsid="02262b4c"/>
    </style:style>
    <style:style style:name="P113" style:family="paragraph" style:parent-style-name="Table_20_Bullets" style:list-style-name="L3">
      <style:text-properties officeooo:paragraph-rsid="022aa5a1"/>
    </style:style>
    <style:style style:name="P114" style:family="paragraph" style:parent-style-name="Table_20_Bullets" style:list-style-name="L3">
      <style:paragraph-properties fo:text-align="start" style:justify-single-word="false"/>
      <style:text-properties style:font-name="Liberation Serif" fo:font-size="11pt" fo:font-style="italic" fo:font-weight="normal" officeooo:rsid="01c3e74d" officeooo:paragraph-rsid="02340c49" style:font-size-asian="11pt" style:font-style-asian="italic" style:font-weight-asian="normal" style:font-size-complex="11pt" style:font-style-complex="italic" style:font-weight-complex="normal"/>
    </style:style>
    <style:style style:name="P115" style:family="paragraph" style:parent-style-name="Table_20_Bullets" style:list-style-name="L5">
      <style:paragraph-properties fo:text-align="start" style:justify-single-word="false"/>
      <style:text-properties style:font-name="Liberation Serif" fo:font-size="11pt" fo:font-style="italic" fo:font-weight="normal" officeooo:rsid="01c3e74d" officeooo:paragraph-rsid="0262a173" style:font-size-asian="11pt" style:font-style-asian="italic" style:font-weight-asian="normal" style:font-size-complex="11pt" style:font-style-complex="italic" style:font-weight-complex="normal"/>
    </style:style>
    <style:style style:name="P116" style:family="paragraph" style:parent-style-name="Table_20_Bullets" style:list-style-name="L1">
      <style:text-properties style:use-window-font-color="true" loext:opacity="0%" style:font-name="Liberation Serif" fo:font-size="11pt" fo:font-style="normal" fo:font-weight="bold" officeooo:rsid="02470f7d" officeooo:paragraph-rsid="02470f7d" style:font-size-asian="11pt" style:font-style-asian="normal" style:font-weight-asian="bold" style:font-size-complex="11pt" style:font-style-complex="normal" style:font-weight-complex="bold"/>
    </style:style>
    <style:style style:name="P117" style:family="paragraph" style:parent-style-name="Table_20_Bullets" style:list-style-name="L1">
      <style:text-properties style:use-window-font-color="true" loext:opacity="0%" fo:font-style="normal" officeooo:paragraph-rsid="01f4e00f" style:font-style-asian="normal" style:font-style-complex="normal"/>
    </style:style>
    <style:style style:name="P118" style:family="paragraph" style:parent-style-name="Table_20_Bullets" style:list-style-name="L4">
      <style:text-properties officeooo:paragraph-rsid="0291fa97"/>
    </style:style>
    <style:style style:name="P119" style:family="paragraph" style:parent-style-name="Table_20_Bullets" style:list-style-name="L5">
      <style:text-properties officeooo:paragraph-rsid="0245157a"/>
    </style:style>
    <style:style style:name="P120" style:family="paragraph" style:parent-style-name="Table_20_Bullets" style:list-style-name="L5">
      <style:text-properties officeooo:paragraph-rsid="024c0fbb"/>
    </style:style>
    <style:style style:name="P121" style:family="paragraph" style:parent-style-name="Table_20_Bullets" style:list-style-name="L5">
      <style:text-properties officeooo:paragraph-rsid="0262a173"/>
    </style:style>
    <style:style style:name="P122" style:family="paragraph" style:parent-style-name="Table_20_Bullets" style:list-style-name="L1">
      <style:text-properties fo:color="#c9211e" loext:opacity="100%" fo:font-style="normal" officeooo:paragraph-rsid="020eaf93" style:font-style-asian="normal" style:font-style-complex="normal"/>
    </style:style>
    <style:style style:name="P123" style:family="paragraph" style:parent-style-name="Table_20_Bullets" style:list-style-name="L6">
      <style:text-properties officeooo:paragraph-rsid="020eaf93"/>
    </style:style>
    <style:style style:name="P124" style:family="paragraph" style:parent-style-name="Table_20_Bullets" style:list-style-name="L7">
      <style:text-properties officeooo:paragraph-rsid="020eaf93"/>
    </style:style>
    <style:style style:name="P125" style:family="paragraph" style:parent-style-name="Table_20_Contents" style:list-style-name="L7">
      <style:paragraph-properties fo:text-align="start" style:justify-single-word="false"/>
      <style:text-properties style:font-name="Liberation Serif" fo:font-size="11pt" fo:font-style="italic" fo:font-weight="normal" officeooo:rsid="01c3e74d" officeooo:paragraph-rsid="020eaf93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style:use-window-font-color="true" loext:opacity="0%"/>
    </style:style>
    <style:style style:name="T2" style:family="text">
      <style:text-properties style:use-window-font-color="true" loext:opacity="0%" style:font-name="Liberation Sans" fo:font-size="13.3000001907349pt" fo:font-style="italic" fo:font-weight="bold" officeooo:rsid="01a423e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3" style:family="text">
      <style:text-properties style:use-window-font-color="true" loext:opacity="0%" style:font-name="Liberation Sans" fo:font-size="13.3000001907349pt" fo:font-style="italic" fo:font-weight="bold" officeooo:rsid="0191234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4" style:family="text">
      <style:text-properties style:use-window-font-color="true" loext:opacity="0%" style:font-name="Liberation Sans" fo:font-size="13.3000001907349pt" fo:font-style="italic" fo:font-weight="bold" officeooo:rsid="01bfb3aa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5" style:family="text">
      <style:text-properties style:use-window-font-color="true" loext:opacity="0%" style:font-name="Liberation Sans" fo:font-size="13.3000001907349pt" fo:font-style="italic" fo:font-weight="bold" officeooo:rsid="01ec7335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6" style:family="text">
      <style:text-properties style:use-window-font-color="true" loext:opacity="0%" style:font-name="Liberation Sans" fo:font-size="13.3000001907349pt" fo:font-style="italic" fo:font-weight="bold" officeooo:rsid="02061a50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7" style:family="text">
      <style:text-properties style:use-window-font-color="true" loext:opacity="0%" style:font-name="Liberation Sans" fo:font-size="13.3000001907349pt" fo:font-style="italic" fo:font-weight="bold" officeooo:rsid="02074f1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8" style:family="text">
      <style:text-properties style:use-window-font-color="true" loext:opacity="0%" style:font-name="Liberation Sans" fo:font-size="13.3000001907349pt" fo:font-style="italic" fo:font-weight="bold" officeooo:rsid="01ba232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9" style:family="text">
      <style:text-properties style:use-window-font-color="true" loext:opacity="0%" style:font-name="Liberation Sans" fo:font-size="13.3000001907349pt" fo:font-style="italic" fo:font-weight="bold" officeooo:rsid="021fdded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0" style:family="text">
      <style:text-properties style:use-window-font-color="true" loext:opacity="0%" style:font-name="Liberation Sans" fo:font-size="13.3000001907349pt" fo:font-style="italic" fo:font-weight="bold" officeooo:rsid="027b04fc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1" style:family="text">
      <style:text-properties style:use-window-font-color="true" loext:opacity="0%" style:font-name="Liberation Sans" fo:font-size="13.3000001907349pt" fo:font-style="italic" fo:font-weight="bold" officeooo:rsid="02bfc635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12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use-window-font-color="true" loext:opacity="0%" style:font-name="Liberation Serif" fo:font-size="11pt" fo:font-weight="normal" officeooo:rsid="018b99cd" style:font-size-asian="11pt" style:font-weight-asian="normal" style:font-size-complex="11pt" style:font-weight-complex="normal"/>
    </style:style>
    <style:style style:name="T14" style:family="text">
      <style:text-properties style:use-window-font-color="true" loext:opacity="0%" style:font-name="Liberation Serif" fo:font-size="11pt" fo:font-weight="normal" officeooo:rsid="01bf42fe" style:font-size-asian="11pt" style:font-weight-asian="normal" style:font-size-complex="11pt" style:font-weight-complex="normal"/>
    </style:style>
    <style:style style:name="T15" style:family="text">
      <style:text-properties style:use-window-font-color="true" loext:opacity="0%" style:font-name="Liberation Serif" fo:font-size="11pt" fo:font-weight="normal" officeooo:rsid="01c261b8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style:font-name="Liberation Serif" fo:font-size="11pt" fo:font-weight="normal" officeooo:rsid="01eedeff" style:font-size-asian="11pt" style:font-weight-asian="normal" style:font-size-complex="11pt" style:font-weight-complex="normal"/>
    </style:style>
    <style:style style:name="T17" style:family="text">
      <style:text-properties style:use-window-font-color="true" loext:opacity="0%" style:font-name="Liberation Serif" fo:font-size="11pt" fo:font-weight="normal" officeooo:rsid="0200ab5d" style:font-size-asian="11pt" style:font-weight-asian="normal" style:font-size-complex="11pt" style:font-weight-complex="normal"/>
    </style:style>
    <style:style style:name="T18" style:family="text">
      <style:text-properties style:use-window-font-color="true" loext:opacity="0%" style:font-name="Liberation Serif" fo:font-size="11pt" fo:font-weight="normal" officeooo:rsid="0202aae8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Liberation Serif" fo:font-size="11pt" fo:font-weight="normal" officeooo:rsid="020b20c0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Liberation Serif" fo:font-size="11pt" fo:font-weight="normal" officeooo:rsid="020cd63e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style:font-name="Liberation Serif" fo:font-size="11pt" fo:font-weight="normal" officeooo:rsid="020eaf93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2108959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2122cec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22cb79a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22ce6d3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24a0162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267e08a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268d5cb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269e806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26ce656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20eaf93" fo:background-color="#ffff00" loext:char-shading-value="0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ize="11pt" fo:font-weight="normal" officeooo:rsid="01f4e00f" fo:background-color="transparent" loext:char-shading-value="0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style:font-name="Liberation Serif" fo:font-size="11pt" fo:font-style="normal" fo:font-weight="normal" officeooo:rsid="01912346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use-window-font-color="true" loext:opacity="0%" style:font-name="Liberation Serif" fo:font-size="11pt" fo:font-style="normal" fo:font-weight="normal" officeooo:rsid="01c261b8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use-window-font-color="true" loext:opacity="0%" style:font-name="Liberation Serif" fo:font-size="11pt" fo:font-style="normal" fo:font-weight="normal" officeooo:rsid="01c2cce2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use-window-font-color="true" loext:opacity="0%" style:font-name="Liberation Serif" fo:font-size="11pt" fo:font-style="normal" fo:font-weight="normal" officeooo:rsid="01eedeff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use-window-font-color="true" loext:opacity="0%" style:font-name="Liberation Serif" fo:font-size="11pt" fo:font-style="normal" fo:font-weight="normal" officeooo:rsid="024a0162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use-window-font-color="true" loext:opacity="0%" style:font-name="Liberation Serif" fo:font-size="11pt" fo:font-style="normal" fo:font-weight="normal" officeooo:rsid="026babf4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use-window-font-color="true" loext:opacity="0%" style:font-name="Liberation Serif" fo:font-style="italic" officeooo:rsid="007ab4b2" style:font-name-asian="Microsoft YaHei" style:font-style-asian="italic" style:font-name-complex="Lucida Sans" style:font-style-complex="italic"/>
    </style:style>
    <style:style style:name="T40" style:family="text">
      <style:text-properties style:use-window-font-color="true" loext:opacity="0%" style:font-name="Liberation Serif" fo:font-style="italic" officeooo:rsid="017649f5" style:font-name-asian="Microsoft YaHei" style:font-style-asian="italic" style:font-name-complex="Lucida Sans" style:font-style-complex="italic"/>
    </style:style>
    <style:style style:name="T41" style:family="text">
      <style:text-properties style:use-window-font-color="true" loext:opacity="0%" style:font-name="Liberation Serif" fo:font-weight="normal" officeooo:rsid="017e8254" style:font-weight-asian="normal" style:font-weight-complex="normal"/>
    </style:style>
    <style:style style:name="T42" style:family="text">
      <style:text-properties style:use-window-font-color="true" loext:opacity="0%" style:font-name="Liberation Serif" fo:font-weight="normal" officeooo:rsid="01791ffd" style:font-weight-asian="normal" style:font-weight-complex="normal"/>
    </style:style>
    <style:style style:name="T43" style:family="text">
      <style:text-properties style:use-window-font-color="true" loext:opacity="0%" style:font-name="Liberation Serif" fo:font-weight="normal" officeooo:rsid="01855e71" style:font-weight-asian="normal" style:font-weight-complex="normal"/>
    </style:style>
    <style:style style:name="T44" style:family="text">
      <style:text-properties style:use-window-font-color="true" loext:opacity="0%" style:font-name="Liberation Serif" fo:font-weight="normal" officeooo:rsid="018ec25b" style:font-weight-asian="normal" style:font-weight-complex="normal"/>
    </style:style>
    <style:style style:name="T45" style:family="text">
      <style:text-properties style:use-window-font-color="true" loext:opacity="0%" style:font-name="Liberation Serif" style:text-underline-style="solid" style:text-underline-width="auto" style:text-underline-color="font-color" fo:font-weight="normal" officeooo:rsid="01791ffd" style:font-weight-asian="normal" style:font-weight-complex="normal"/>
    </style:style>
    <style:style style:name="T46" style:family="text">
      <style:text-properties style:use-window-font-color="true" loext:opacity="0%" officeooo:rsid="01a8164a"/>
    </style:style>
    <style:style style:name="T47" style:family="text">
      <style:text-properties style:use-window-font-color="true" loext:opacity="0%" fo:font-weight="normal" style:font-weight-asian="normal" style:font-weight-complex="normal"/>
    </style:style>
    <style:style style:name="T48" style:family="text">
      <style:text-properties style:use-window-font-color="true" loext:opacity="0%" fo:font-weight="normal" officeooo:rsid="01817c7e" style:font-weight-asian="normal" style:font-weight-complex="normal"/>
    </style:style>
    <style:style style:name="T49" style:family="text">
      <style:text-properties style:use-window-font-color="true" loext:opacity="0%" fo:font-weight="normal" officeooo:rsid="019032f0" style:font-weight-asian="normal" style:font-weight-complex="normal"/>
    </style:style>
    <style:style style:name="T50" style:family="text">
      <style:text-properties style:use-window-font-color="true" loext:opacity="0%" fo:font-style="normal" fo:font-weight="bold" officeooo:rsid="017fb612" style:font-style-asian="normal" style:font-weight-asian="bold" style:font-style-complex="normal" style:font-weight-complex="bold"/>
    </style:style>
    <style:style style:name="T51" style:family="text">
      <style:text-properties style:use-window-font-color="true" loext:opacity="0%" fo:font-style="normal" fo:font-weight="normal" officeooo:rsid="017fb612" style:font-style-asian="normal" style:font-weight-asian="normal" style:font-style-complex="normal" style:font-weight-complex="normal"/>
    </style:style>
    <style:style style:name="T52" style:family="text">
      <style:text-properties style:use-window-font-color="true" loext:opacity="0%" fo:font-style="normal" fo:font-weight="normal" officeooo:rsid="019278a6" style:font-style-asian="normal" style:font-weight-asian="normal" style:font-style-complex="normal" style:font-weight-complex="normal"/>
    </style:style>
    <style:style style:name="T53" style:family="text">
      <style:text-properties style:use-window-font-color="true" loext:opacity="0%" fo:font-style="normal" fo:font-weight="normal" officeooo:rsid="019fcf50" style:font-style-asian="normal" style:font-weight-asian="normal" style:font-style-complex="normal" style:font-weight-complex="normal"/>
    </style:style>
    <style:style style:name="T54" style:family="text">
      <style:text-properties style:use-window-font-color="true" loext:opacity="0%" fo:font-style="normal" fo:font-weight="normal" officeooo:rsid="019ffc64" style:font-style-asian="normal" style:font-weight-asian="normal" style:font-style-complex="normal" style:font-weight-complex="normal"/>
    </style:style>
    <style:style style:name="T55" style:family="text">
      <style:text-properties style:use-window-font-color="true" loext:opacity="0%" fo:font-style="normal" fo:font-weight="normal" officeooo:rsid="01b47b57" style:font-style-asian="normal" style:font-weight-asian="normal" style:font-style-complex="normal" style:font-weight-complex="normal"/>
    </style:style>
    <style:style style:name="T56" style:family="text">
      <style:text-properties style:use-window-font-color="true" loext:opacity="0%" fo:font-style="normal" fo:font-weight="normal" officeooo:rsid="01c17537" style:font-style-asian="normal" style:font-weight-asian="normal" style:font-style-complex="normal" style:font-weight-complex="normal"/>
    </style:style>
    <style:style style:name="T57" style:family="text">
      <style:text-properties style:use-window-font-color="true" loext:opacity="0%" fo:font-style="normal" fo:font-weight="normal" officeooo:rsid="01aa78a6" style:font-style-asian="normal" style:font-weight-asian="normal" style:font-style-complex="normal" style:font-weight-complex="normal"/>
    </style:style>
    <style:style style:name="T58" style:family="text">
      <style:text-properties style:use-window-font-color="true" loext:opacity="0%" fo:font-style="normal" fo:font-weight="normal" officeooo:rsid="01ae1c23" style:font-style-asian="normal" style:font-weight-asian="normal" style:font-style-complex="normal" style:font-weight-complex="normal"/>
    </style:style>
    <style:style style:name="T59" style:family="text">
      <style:text-properties style:use-window-font-color="true" loext:opacity="0%" fo:font-style="normal" fo:font-weight="normal" officeooo:rsid="01c2163d" style:font-style-asian="normal" style:font-weight-asian="normal" style:font-style-complex="normal" style:font-weight-complex="normal"/>
    </style:style>
    <style:style style:name="T60" style:family="text">
      <style:text-properties style:use-window-font-color="true" loext:opacity="0%" fo:font-style="normal" fo:font-weight="normal" officeooo:rsid="01d33dcc" style:font-style-asian="normal" style:font-weight-asian="normal" style:font-style-complex="normal" style:font-weight-complex="normal"/>
    </style:style>
    <style:style style:name="T61" style:family="text">
      <style:text-properties style:use-window-font-color="true" loext:opacity="0%" fo:font-style="normal" fo:font-weight="normal" officeooo:rsid="01edb74b" style:font-style-asian="normal" style:font-weight-asian="normal" style:font-style-complex="normal" style:font-weight-complex="normal"/>
    </style:style>
    <style:style style:name="T62" style:family="text">
      <style:text-properties style:use-window-font-color="true" loext:opacity="0%" fo:font-style="normal" fo:font-weight="normal" officeooo:rsid="02067108" style:font-style-asian="normal" style:font-weight-asian="normal" style:font-style-complex="normal" style:font-weight-complex="normal"/>
    </style:style>
    <style:style style:name="T63" style:family="text">
      <style:text-properties style:use-window-font-color="true" loext:opacity="0%" fo:font-style="normal" fo:font-weight="normal" officeooo:rsid="0206f015" style:font-style-asian="normal" style:font-weight-asian="normal" style:font-style-complex="normal" style:font-weight-complex="normal"/>
    </style:style>
    <style:style style:name="T64" style:family="text">
      <style:text-properties style:use-window-font-color="true" loext:opacity="0%" fo:font-style="normal" fo:font-weight="normal" officeooo:rsid="02073e83" style:font-style-asian="normal" style:font-weight-asian="normal" style:font-style-complex="normal" style:font-weight-complex="normal"/>
    </style:style>
    <style:style style:name="T65" style:family="text">
      <style:text-properties style:use-window-font-color="true" loext:opacity="0%" fo:font-style="normal" fo:font-weight="normal" officeooo:rsid="020db802" style:font-style-asian="normal" style:font-weight-asian="normal" style:font-style-complex="normal" style:font-weight-complex="normal"/>
    </style:style>
    <style:style style:name="T66" style:family="text">
      <style:text-properties style:use-window-font-color="true" loext:opacity="0%" fo:font-style="normal" fo:font-weight="normal" officeooo:rsid="020e78f9" style:font-style-asian="normal" style:font-weight-asian="normal" style:font-style-complex="normal" style:font-weight-complex="normal"/>
    </style:style>
    <style:style style:name="T67" style:family="text">
      <style:text-properties style:use-window-font-color="true" loext:opacity="0%" fo:font-style="normal" fo:font-weight="normal" officeooo:rsid="021d52e9" style:font-style-asian="normal" style:font-weight-asian="normal" style:font-style-complex="normal" style:font-weight-complex="normal"/>
    </style:style>
    <style:style style:name="T68" style:family="text">
      <style:text-properties style:use-window-font-color="true" loext:opacity="0%" fo:font-style="normal" fo:font-weight="normal" officeooo:rsid="021d8555" style:font-style-asian="normal" style:font-weight-asian="normal" style:font-style-complex="normal" style:font-weight-complex="normal"/>
    </style:style>
    <style:style style:name="T69" style:family="text">
      <style:text-properties style:use-window-font-color="true" loext:opacity="0%" fo:font-style="normal" fo:font-weight="normal" officeooo:rsid="021e2ad2" style:font-style-asian="normal" style:font-weight-asian="normal" style:font-style-complex="normal" style:font-weight-complex="normal"/>
    </style:style>
    <style:style style:name="T70" style:family="text">
      <style:text-properties style:use-window-font-color="true" loext:opacity="0%" fo:font-style="normal" fo:font-weight="normal" officeooo:rsid="02352b37" style:font-style-asian="normal" style:font-weight-asian="normal" style:font-style-complex="normal" style:font-weight-complex="normal"/>
    </style:style>
    <style:style style:name="T71" style:family="text">
      <style:text-properties style:use-window-font-color="true" loext:opacity="0%" fo:font-style="normal" fo:font-weight="normal" officeooo:rsid="02355952" style:font-style-asian="normal" style:font-weight-asian="normal" style:font-style-complex="normal" style:font-weight-complex="normal"/>
    </style:style>
    <style:style style:name="T72" style:family="text">
      <style:text-properties style:use-window-font-color="true" loext:opacity="0%" fo:font-style="normal" fo:font-weight="normal" officeooo:rsid="023deb25" style:font-style-asian="normal" style:font-weight-asian="normal" style:font-style-complex="normal" style:font-weight-complex="normal"/>
    </style:style>
    <style:style style:name="T73" style:family="text">
      <style:text-properties style:use-window-font-color="true" loext:opacity="0%" fo:font-style="normal" fo:font-weight="normal" officeooo:rsid="023fe3bc" style:font-style-asian="normal" style:font-weight-asian="normal" style:font-style-complex="normal" style:font-weight-complex="normal"/>
    </style:style>
    <style:style style:name="T74" style:family="text">
      <style:text-properties style:use-window-font-color="true" loext:opacity="0%" fo:font-style="normal" fo:font-weight="normal" officeooo:rsid="0240ab62" style:font-style-asian="normal" style:font-weight-asian="normal" style:font-style-complex="normal" style:font-weight-complex="normal"/>
    </style:style>
    <style:style style:name="T75" style:family="text">
      <style:text-properties style:use-window-font-color="true" loext:opacity="0%" fo:font-style="normal" fo:font-weight="normal" officeooo:rsid="025e5e1e" style:font-style-asian="normal" style:font-weight-asian="normal" style:font-style-complex="normal" style:font-weight-complex="normal"/>
    </style:style>
    <style:style style:name="T76" style:family="text">
      <style:text-properties style:use-window-font-color="true" loext:opacity="0%" fo:font-style="normal" fo:font-weight="normal" officeooo:rsid="02649a73" style:font-style-asian="normal" style:font-weight-asian="normal" style:font-style-complex="normal" style:font-weight-complex="normal"/>
    </style:style>
    <style:style style:name="T77" style:family="text">
      <style:text-properties style:use-window-font-color="true" loext:opacity="0%" fo:font-style="normal" fo:font-weight="normal" officeooo:rsid="026582c3" style:font-style-asian="normal" style:font-weight-asian="normal" style:font-style-complex="normal" style:font-weight-complex="normal"/>
    </style:style>
    <style:style style:name="T78" style:family="text">
      <style:text-properties style:use-window-font-color="true" loext:opacity="0%" fo:font-style="normal" fo:font-weight="normal" officeooo:rsid="0265f33a" style:font-style-asian="normal" style:font-weight-asian="normal" style:font-style-complex="normal" style:font-weight-complex="normal"/>
    </style:style>
    <style:style style:name="T79" style:family="text">
      <style:text-properties style:use-window-font-color="true" loext:opacity="0%" fo:font-style="normal" fo:font-weight="normal" officeooo:rsid="0269af35" style:font-style-asian="normal" style:font-weight-asian="normal" style:font-style-complex="normal" style:font-weight-complex="normal"/>
    </style:style>
    <style:style style:name="T80" style:family="text">
      <style:text-properties style:use-window-font-color="true" loext:opacity="0%" fo:font-style="normal" fo:font-weight="normal" officeooo:rsid="029cdd53" style:font-style-asian="normal" style:font-weight-asian="normal" style:font-style-complex="normal" style:font-weight-complex="normal"/>
    </style:style>
    <style:style style:name="T81" style:family="text">
      <style:text-properties style:use-window-font-color="true" loext:opacity="0%" fo:font-style="normal" fo:font-weight="normal" officeooo:rsid="029d969f" style:font-style-asian="normal" style:font-weight-asian="normal" style:font-style-complex="normal" style:font-weight-complex="normal"/>
    </style:style>
    <style:style style:name="T82" style:family="text">
      <style:text-properties style:use-window-font-color="true" loext:opacity="0%" fo:font-style="normal" fo:font-weight="normal" officeooo:rsid="02a16281" style:font-style-asian="normal" style:font-weight-asian="normal" style:font-style-complex="normal" style:font-weight-complex="normal"/>
    </style:style>
    <style:style style:name="T83" style:family="text">
      <style:text-properties style:use-window-font-color="true" loext:opacity="0%" fo:font-style="normal" fo:font-weight="normal" officeooo:rsid="02a27aa9" style:font-style-asian="normal" style:font-weight-asian="normal" style:font-style-complex="normal" style:font-weight-complex="normal"/>
    </style:style>
    <style:style style:name="T84" style:family="text">
      <style:text-properties style:use-window-font-color="true" loext:opacity="0%" fo:font-style="normal" fo:font-weight="normal" officeooo:rsid="02a3920f" style:font-style-asian="normal" style:font-weight-asian="normal" style:font-style-complex="normal" style:font-weight-complex="normal"/>
    </style:style>
    <style:style style:name="T85" style:family="text">
      <style:text-properties style:use-window-font-color="true" loext:opacity="0%" fo:font-style="normal" fo:font-weight="normal" officeooo:rsid="02bb3f3c" style:font-style-asian="normal" style:font-weight-asian="normal" style:font-style-complex="normal" style:font-weight-complex="normal"/>
    </style:style>
    <style:style style:name="T86" style:family="text">
      <style:text-properties style:use-window-font-color="true" loext:opacity="0%" fo:font-style="normal" fo:font-weight="normal" officeooo:rsid="01aedb29" style:font-style-asian="normal" style:font-weight-asian="normal" style:font-style-complex="normal" style:font-weight-complex="normal"/>
    </style:style>
    <style:style style:name="T87" style:family="text">
      <style:text-properties style:use-window-font-color="true" loext:opacity="0%" fo:font-style="normal" fo:font-weight="normal" officeooo:rsid="02bb4666" style:font-style-asian="normal" style:font-weight-asian="normal" style:font-style-complex="normal" style:font-weight-complex="normal"/>
    </style:style>
    <style:style style:name="T88" style:family="text">
      <style:text-properties style:use-window-font-color="true" loext:opacity="0%" officeooo:rsid="01bb862e"/>
    </style:style>
    <style:style style:name="T89" style:family="text">
      <style:text-properties style:use-window-font-color="true" loext:opacity="0%" officeooo:rsid="0202aae8"/>
    </style:style>
    <style:style style:name="T90" style:family="text">
      <style:text-properties style:use-window-font-color="true" loext:opacity="0%" officeooo:rsid="0214bbb9"/>
    </style:style>
    <style:style style:name="T91" style:family="text">
      <style:text-properties style:use-window-font-color="true" loext:opacity="0%" officeooo:rsid="028e8ebd"/>
    </style:style>
    <style:style style:name="T92" style:family="text">
      <style:text-properties style:use-window-font-color="true" loext:opacity="0%" officeooo:rsid="028fd146"/>
    </style:style>
    <style:style style:name="T93" style:family="text">
      <style:text-properties style:use-window-font-color="true" loext:opacity="0%" officeooo:rsid="0291556d"/>
    </style:style>
    <style:style style:name="T94" style:family="text">
      <style:text-properties style:font-name="Liberation Sans" fo:font-size="13.3000001907349pt" fo:font-style="italic" fo:font-weight="bold" officeooo:rsid="01912346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95" style:family="text">
      <style:text-properties style:font-name="Liberation Sans" fo:font-size="13.3000001907349pt" fo:font-style="italic" fo:font-weight="bold" officeooo:rsid="01940b7e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96" style:family="text">
      <style:text-properties officeooo:rsid="01757b85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style:text-underline-style="solid" style:text-underline-width="auto" style:text-underline-color="font-color" officeooo:rsid="018b99cd"/>
    </style:style>
    <style:style style:name="T99" style:family="text">
      <style:text-properties officeooo:rsid="017a0fe2"/>
    </style:style>
    <style:style style:name="T100" style:family="text">
      <style:text-properties officeooo:rsid="017fb612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officeooo:rsid="01805307"/>
    </style:style>
    <style:style style:name="T103" style:family="text">
      <style:text-properties officeooo:rsid="0183697a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2470f7d" style:font-weight-asian="normal" style:font-weight-complex="normal"/>
    </style:style>
    <style:style style:name="T106" style:family="text">
      <style:text-properties fo:font-weight="normal" officeooo:rsid="0260a893" style:font-weight-asian="normal" style:font-weight-complex="normal"/>
    </style:style>
    <style:style style:name="T107" style:family="text">
      <style:text-properties officeooo:rsid="018b99cd"/>
    </style:style>
    <style:style style:name="T108" style:family="text">
      <style:text-properties officeooo:rsid="019032f0"/>
    </style:style>
    <style:style style:name="T109" style:family="text">
      <style:text-properties officeooo:rsid="01903943"/>
    </style:style>
    <style:style style:name="T110" style:family="text">
      <style:text-properties officeooo:rsid="01977f6c"/>
    </style:style>
    <style:style style:name="T111" style:family="text">
      <style:text-properties officeooo:rsid="01989b8f"/>
    </style:style>
    <style:style style:name="T112" style:family="text">
      <style:text-properties officeooo:rsid="01a42f73"/>
    </style:style>
    <style:style style:name="T113" style:family="text">
      <style:text-properties officeooo:rsid="01a5ba7f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officeooo:rsid="0291fa97" style:font-style-asian="normal" style:font-style-complex="normal"/>
    </style:style>
    <style:style style:name="T116" style:family="text">
      <style:text-properties officeooo:rsid="01bce7bf"/>
    </style:style>
    <style:style style:name="T117" style:family="text">
      <style:text-properties officeooo:rsid="01bf42fe"/>
    </style:style>
    <style:style style:name="T118" style:family="text">
      <style:text-properties officeooo:rsid="01912346"/>
    </style:style>
    <style:style style:name="T119" style:family="text">
      <style:text-properties officeooo:rsid="01c261b8"/>
    </style:style>
    <style:style style:name="T120" style:family="text">
      <style:text-properties officeooo:rsid="01c2d7a2"/>
    </style:style>
    <style:style style:name="T121" style:family="text">
      <style:text-properties officeooo:rsid="01c5cc7b"/>
    </style:style>
    <style:style style:name="T122" style:family="text">
      <style:text-properties officeooo:rsid="01cec6a4"/>
    </style:style>
    <style:style style:name="T123" style:family="text">
      <style:text-properties officeooo:rsid="01dbc17c"/>
    </style:style>
    <style:style style:name="T124" style:family="text">
      <style:text-properties fo:color="#5983b0" loext:opacity="100%" fo:font-style="normal" officeooo:rsid="01cf2e19" style:font-style-asian="normal" style:font-style-complex="normal"/>
    </style:style>
    <style:style style:name="T125" style:family="text">
      <style:text-properties fo:color="#5983b0" loext:opacity="100%" fo:font-style="normal" officeooo:rsid="01dd031e" style:font-style-asian="normal" style:font-style-complex="normal"/>
    </style:style>
    <style:style style:name="T126" style:family="text">
      <style:text-properties fo:color="#5983b0" loext:opacity="100%" fo:font-style="normal" officeooo:rsid="01fa8078" style:font-style-asian="normal" style:font-style-complex="normal"/>
    </style:style>
    <style:style style:name="T127" style:family="text">
      <style:text-properties fo:color="#5983b0" loext:opacity="100%" fo:font-style="normal" fo:font-weight="bold" officeooo:rsid="02253714" style:font-style-asian="normal" style:font-weight-asian="bold" style:font-style-complex="normal" style:font-weight-complex="bold"/>
    </style:style>
    <style:style style:name="T128" style:family="text">
      <style:text-properties fo:color="#5983b0" loext:opacity="100%" fo:font-style="normal" fo:font-weight="bold" officeooo:rsid="01dd031e" style:font-style-asian="normal" style:font-weight-asian="bold" style:font-style-complex="normal" style:font-weight-complex="bold"/>
    </style:style>
    <style:style style:name="T129" style:family="text">
      <style:text-properties fo:color="#5983b0" loext:opacity="100%" fo:font-style="normal" fo:font-weight="bold" officeooo:rsid="02584d2a" style:font-style-asian="normal" style:font-weight-asian="bold" style:font-style-complex="normal" style:font-weight-complex="bold"/>
    </style:style>
    <style:style style:name="T130" style:family="text">
      <style:text-properties fo:color="#5983b0" loext:opacity="100%" fo:font-style="normal" fo:font-weight="bold" officeooo:rsid="01cf2e19" style:font-style-asian="normal" style:font-weight-asian="bold" style:font-style-complex="normal" style:font-weight-complex="bold"/>
    </style:style>
    <style:style style:name="T131" style:family="text">
      <style:text-properties fo:color="#5983b0" loext:opacity="100%" fo:font-style="normal" fo:font-weight="bold" officeooo:rsid="01cff648" style:font-style-asian="normal" style:font-weight-asian="bold" style:font-style-complex="normal" style:font-weight-complex="bold"/>
    </style:style>
    <style:style style:name="T132" style:family="text">
      <style:text-properties fo:color="#5983b0" loext:opacity="100%" fo:font-style="normal" fo:font-weight="bold" officeooo:rsid="01d1bc8d" style:font-style-asian="normal" style:font-weight-asian="bold" style:font-style-complex="normal" style:font-weight-complex="bold"/>
    </style:style>
    <style:style style:name="T133" style:family="text">
      <style:text-properties fo:color="#5983b0" loext:opacity="100%" fo:font-style="normal" fo:font-weight="bold" officeooo:rsid="01d2d580" style:font-style-asian="normal" style:font-weight-asian="bold" style:font-style-complex="normal" style:font-weight-complex="bold"/>
    </style:style>
    <style:style style:name="T134" style:family="text">
      <style:text-properties fo:color="#5983b0" loext:opacity="100%" fo:font-style="normal" fo:font-weight="bold" officeooo:rsid="02535047" style:font-style-asian="normal" style:font-weight-asian="bold" style:font-style-complex="normal" style:font-weight-complex="bold"/>
    </style:style>
    <style:style style:name="T135" style:family="text">
      <style:text-properties fo:color="#5983b0" loext:opacity="100%" fo:font-style="normal" fo:font-weight="bold" officeooo:rsid="02ab8d6a" style:font-style-asian="normal" style:font-weight-asian="bold" style:font-style-complex="normal" style:font-weight-complex="bold"/>
    </style:style>
    <style:style style:name="T136" style:family="text">
      <style:text-properties fo:color="#5983b0" loext:opacity="100%" fo:font-style="normal" fo:font-weight="bold" officeooo:rsid="022c77bf" style:font-style-asian="normal" style:font-weight-asian="bold" style:font-style-complex="normal" style:font-weight-complex="bold"/>
    </style:style>
    <style:style style:name="T137" style:family="text">
      <style:text-properties fo:color="#5983b0" loext:opacity="100%" fo:font-style="normal" fo:font-weight="bold" officeooo:rsid="02340c49" style:font-style-asian="normal" style:font-weight-asian="bold" style:font-style-complex="normal" style:font-weight-complex="bold"/>
    </style:style>
    <style:style style:name="T138" style:family="text">
      <style:text-properties fo:color="#5983b0" loext:opacity="100%" fo:font-style="normal" fo:font-weight="bold" officeooo:rsid="022ebb3b" style:font-style-asian="normal" style:font-weight-asian="bold" style:font-style-complex="normal" style:font-weight-complex="bold"/>
    </style:style>
    <style:style style:name="T139" style:family="text">
      <style:text-properties fo:color="#5983b0" loext:opacity="100%" fo:font-style="normal" fo:font-weight="bold" officeooo:rsid="02b546c0" style:font-style-asian="normal" style:font-weight-asian="bold" style:font-style-complex="normal" style:font-weight-complex="bold"/>
    </style:style>
    <style:style style:name="T140" style:family="text">
      <style:text-properties fo:color="#5983b0" loext:opacity="100%" fo:font-style="normal" fo:font-weight="bold" officeooo:rsid="02931b1c" style:font-style-asian="normal" style:font-weight-asian="bold" style:font-style-complex="normal" style:font-weight-complex="bold"/>
    </style:style>
    <style:style style:name="T141" style:family="text">
      <style:text-properties fo:color="#5983b0" loext:opacity="100%" fo:font-style="normal" fo:font-weight="bold" officeooo:rsid="02aa1bc8" style:font-style-asian="normal" style:font-weight-asian="bold" style:font-style-complex="normal" style:font-weight-complex="bold"/>
    </style:style>
    <style:style style:name="T142" style:family="text">
      <style:text-properties fo:color="#5983b0" loext:opacity="100%" fo:font-style="normal" fo:font-weight="bold" officeooo:rsid="02565338" style:font-style-asian="normal" style:font-weight-asian="bold" style:font-style-complex="normal" style:font-weight-complex="bold"/>
    </style:style>
    <style:style style:name="T143" style:family="text">
      <style:text-properties fo:color="#5983b0" loext:opacity="100%" fo:font-style="normal" fo:font-weight="bold" officeooo:rsid="025c847f" style:font-style-asian="normal" style:font-weight-asian="bold" style:font-style-complex="normal" style:font-weight-complex="bold"/>
    </style:style>
    <style:style style:name="T144" style:family="text">
      <style:text-properties fo:color="#5983b0" loext:opacity="100%" fo:font-style="normal" fo:font-weight="bold" officeooo:rsid="0251f3e8" style:font-style-asian="normal" style:font-weight-asian="bold" style:font-style-complex="normal" style:font-weight-complex="bold"/>
    </style:style>
    <style:style style:name="T145" style:family="text">
      <style:text-properties fo:color="#5983b0" loext:opacity="100%" fo:font-style="normal" fo:font-weight="bold" officeooo:rsid="024ca91d" style:font-style-asian="normal" style:font-weight-asian="bold" style:font-style-complex="normal" style:font-weight-complex="bold"/>
    </style:style>
    <style:style style:name="T146" style:family="text">
      <style:text-properties fo:color="#5983b0" loext:opacity="100%" fo:font-style="normal" fo:font-weight="bold" officeooo:rsid="01fa8078" style:font-style-asian="normal" style:font-weight-asian="bold" style:font-style-complex="normal" style:font-weight-complex="bold"/>
    </style:style>
    <style:style style:name="T147" style:family="text">
      <style:text-properties fo:color="#5983b0" loext:opacity="100%" style:font-name="Liberation Serif" fo:font-size="11pt" fo:font-style="normal" fo:font-weight="normal" officeooo:rsid="01f63645" style:font-size-asian="11pt" style:font-style-asian="normal" style:font-weight-asian="normal" style:font-size-complex="11pt" style:font-style-complex="normal" style:font-weight-complex="normal"/>
    </style:style>
    <style:style style:name="T148" style:family="text">
      <style:text-properties fo:color="#5983b0" loext:opacity="100%" style:font-name="Liberation Serif" fo:font-size="11pt" fo:font-style="normal" fo:font-weight="normal" officeooo:rsid="01fa8078" style:font-size-asian="11pt" style:font-style-asian="normal" style:font-weight-asian="normal" style:font-size-complex="11pt" style:font-style-complex="normal" style:font-weight-complex="normal"/>
    </style:style>
    <style:style style:name="T149" style:family="text">
      <style:text-properties fo:color="#5983b0" loext:opacity="100%" style:font-name="Liberation Serif" fo:font-size="11pt" fo:font-style="normal" fo:font-weight="bold" officeooo:rsid="02552ddc" style:font-size-asian="11pt" style:font-style-asian="normal" style:font-weight-asian="bold" style:font-size-complex="11pt" style:font-style-complex="normal" style:font-weight-complex="bold"/>
    </style:style>
    <style:style style:name="T150" style:family="text">
      <style:text-properties fo:color="#5983b0" loext:opacity="100%" style:font-name="Liberation Serif" fo:font-size="11pt" fo:font-style="normal" fo:font-weight="bold" officeooo:rsid="02584d2a" style:font-size-asian="11pt" style:font-style-asian="normal" style:font-weight-asian="bold" style:font-size-complex="11pt" style:font-style-complex="normal" style:font-weight-complex="bold"/>
    </style:style>
    <style:style style:name="T151" style:family="text">
      <style:text-properties fo:color="#5983b0" loext:opacity="100%" style:font-name="Liberation Serif" fo:font-size="11pt" fo:font-style="normal" fo:font-weight="bold" officeooo:rsid="02253714" style:font-size-asian="11pt" style:font-style-asian="normal" style:font-weight-asian="bold" style:font-size-complex="11pt" style:font-style-complex="normal" style:font-weight-complex="bold"/>
    </style:style>
    <style:style style:name="T152" style:family="text">
      <style:text-properties fo:color="#5983b0" loext:opacity="100%" style:font-name="Liberation Serif" fo:font-size="11pt" fo:font-style="normal" fo:font-weight="bold" officeooo:rsid="02535047" style:font-size-asian="11pt" style:font-style-asian="normal" style:font-weight-asian="bold" style:font-size-complex="11pt" style:font-style-complex="normal" style:font-weight-complex="bold"/>
    </style:style>
    <style:style style:name="T153" style:family="text">
      <style:text-properties fo:color="#5983b0" loext:opacity="100%" style:font-name="Liberation Serif" fo:font-size="11pt" fo:font-style="normal" fo:font-weight="bold" officeooo:rsid="02ab8d6a" style:font-size-asian="11pt" style:font-style-asian="normal" style:font-weight-asian="bold" style:font-size-complex="11pt" style:font-style-complex="normal" style:font-weight-complex="bold"/>
    </style:style>
    <style:style style:name="T154" style:family="text">
      <style:text-properties fo:color="#5983b0" loext:opacity="100%" style:font-name="Liberation Serif" fo:font-size="11pt" fo:font-style="normal" fo:font-weight="bold" officeooo:rsid="02262b4c" style:font-size-asian="11pt" style:font-style-asian="normal" style:font-weight-asian="bold" style:font-size-complex="11pt" style:font-style-complex="normal" style:font-weight-complex="bold"/>
    </style:style>
    <style:style style:name="T155" style:family="text">
      <style:text-properties fo:color="#5983b0" loext:opacity="100%" style:font-name="Liberation Serif" fo:font-size="11pt" fo:font-style="normal" fo:font-weight="bold" officeooo:rsid="0226405a" style:font-size-asian="11pt" style:font-style-asian="normal" style:font-weight-asian="bold" style:font-size-complex="11pt" style:font-style-complex="normal" style:font-weight-complex="bold"/>
    </style:style>
    <style:style style:name="T156" style:family="text">
      <style:text-properties fo:color="#5983b0" loext:opacity="100%" style:font-name="Liberation Serif" fo:font-size="11pt" fo:font-style="normal" fo:font-weight="bold" officeooo:rsid="0228f96a" style:font-size-asian="11pt" style:font-style-asian="normal" style:font-weight-asian="bold" style:font-size-complex="11pt" style:font-style-complex="normal" style:font-weight-complex="bold"/>
    </style:style>
    <style:style style:name="T157" style:family="text">
      <style:text-properties fo:color="#5983b0" loext:opacity="100%" style:font-name="Liberation Serif" fo:font-size="11pt" fo:font-style="normal" fo:font-weight="bold" officeooo:rsid="022c77bf" style:font-size-asian="11pt" style:font-style-asian="normal" style:font-weight-asian="bold" style:font-size-complex="11pt" style:font-style-complex="normal" style:font-weight-complex="bold"/>
    </style:style>
    <style:style style:name="T158" style:family="text">
      <style:text-properties fo:color="#5983b0" loext:opacity="100%" style:font-name="Liberation Serif" fo:font-size="11pt" fo:font-style="normal" fo:font-weight="bold" officeooo:rsid="02340c49" style:font-size-asian="11pt" style:font-style-asian="normal" style:font-weight-asian="bold" style:font-size-complex="11pt" style:font-style-complex="normal" style:font-weight-complex="bold"/>
    </style:style>
    <style:style style:name="T159" style:family="text">
      <style:text-properties fo:color="#5983b0" loext:opacity="100%" style:font-name="Liberation Serif" fo:font-size="11pt" fo:font-style="normal" fo:font-weight="bold" officeooo:rsid="02b546c0" style:font-size-asian="11pt" style:font-style-asian="normal" style:font-weight-asian="bold" style:font-size-complex="11pt" style:font-style-complex="normal" style:font-weight-complex="bold"/>
    </style:style>
    <style:style style:name="T160" style:family="text">
      <style:text-properties fo:color="#5983b0" loext:opacity="100%" style:font-name="Liberation Serif" fo:font-size="11pt" fo:font-style="normal" fo:font-weight="bold" officeooo:rsid="0291fa97" style:font-size-asian="11pt" style:font-style-asian="normal" style:font-weight-asian="bold" style:font-size-complex="11pt" style:font-style-complex="normal" style:font-weight-complex="bold"/>
    </style:style>
    <style:style style:name="T161" style:family="text">
      <style:text-properties fo:color="#5983b0" loext:opacity="100%" style:font-name="Liberation Serif" fo:font-size="11pt" fo:font-style="normal" fo:font-weight="bold" officeooo:rsid="02931b1c" style:font-size-asian="11pt" style:font-style-asian="normal" style:font-weight-asian="bold" style:font-size-complex="11pt" style:font-style-complex="normal" style:font-weight-complex="bold"/>
    </style:style>
    <style:style style:name="T162" style:family="text">
      <style:text-properties fo:color="#5983b0" loext:opacity="100%" style:font-name="Liberation Serif" fo:font-size="11pt" fo:font-style="normal" fo:font-weight="bold" officeooo:rsid="025c847f" style:font-size-asian="11pt" style:font-style-asian="normal" style:font-weight-asian="bold" style:font-size-complex="11pt" style:font-style-complex="normal" style:font-weight-complex="bold"/>
    </style:style>
    <style:style style:name="T163" style:family="text">
      <style:text-properties fo:color="#5983b0" loext:opacity="100%" style:font-name="Liberation Serif" fo:font-size="11pt" fo:font-style="normal" fo:font-weight="bold" officeooo:rsid="02aa1bc8" style:font-size-asian="11pt" style:font-style-asian="normal" style:font-weight-asian="bold" style:font-size-complex="11pt" style:font-style-complex="normal" style:font-weight-complex="bold"/>
    </style:style>
    <style:style style:name="T164" style:family="text">
      <style:text-properties fo:color="#5983b0" loext:opacity="100%" style:font-name="Liberation Serif" fo:font-size="11pt" fo:font-style="normal" fo:font-weight="bold" officeooo:rsid="02754fc6" style:font-size-asian="11pt" style:font-style-asian="normal" style:font-weight-asian="bold" style:font-size-complex="11pt" style:font-style-complex="normal" style:font-weight-complex="bold"/>
    </style:style>
    <style:style style:name="T165" style:family="text">
      <style:text-properties fo:color="#5983b0" loext:opacity="100%" style:font-name="Liberation Serif" fo:font-size="11pt" fo:font-style="normal" fo:font-weight="bold" officeooo:rsid="01fa8078" style:font-size-asian="11pt" style:font-style-asian="normal" style:font-weight-asian="bold" style:font-size-complex="11pt" style:font-style-complex="normal" style:font-weight-complex="bold"/>
    </style:style>
    <style:style style:name="T166" style:family="text">
      <style:text-properties officeooo:rsid="01eaad30"/>
    </style:style>
    <style:style style:name="T167" style:family="text">
      <style:text-properties officeooo:rsid="01f0134a"/>
    </style:style>
    <style:style style:name="T168" style:family="text">
      <style:text-properties officeooo:rsid="01f12463"/>
    </style:style>
    <style:style style:name="T169" style:family="text">
      <style:text-properties officeooo:rsid="01f66a48"/>
    </style:style>
    <style:style style:name="T170" style:family="text">
      <style:text-properties officeooo:rsid="01fcb1ba"/>
    </style:style>
    <style:style style:name="T171" style:family="text">
      <style:text-properties officeooo:rsid="01fe3aba"/>
    </style:style>
    <style:style style:name="T172" style:family="text">
      <style:text-properties officeooo:rsid="02001fea"/>
    </style:style>
    <style:style style:name="T173" style:family="text">
      <style:text-properties officeooo:rsid="020458d7"/>
    </style:style>
    <style:style style:name="T174" style:family="text">
      <style:text-properties officeooo:rsid="02089e2e"/>
    </style:style>
    <style:style style:name="T175" style:family="text">
      <style:text-properties officeooo:rsid="020b20c0"/>
    </style:style>
    <style:style style:name="T176" style:family="text">
      <style:text-properties officeooo:rsid="02192837"/>
    </style:style>
    <style:style style:name="T177" style:family="text">
      <style:text-properties officeooo:rsid="0220d1d6"/>
    </style:style>
    <style:style style:name="T178" style:family="text">
      <style:text-properties officeooo:rsid="0221cca5"/>
    </style:style>
    <style:style style:name="T179" style:family="text">
      <style:text-properties officeooo:rsid="0228f96a"/>
    </style:style>
    <style:style style:name="T180" style:family="text">
      <style:text-properties officeooo:rsid="0260a893"/>
    </style:style>
    <style:style style:name="T181" style:family="text">
      <style:text-properties officeooo:rsid="026edadb"/>
    </style:style>
    <style:style style:name="T182" style:family="text">
      <style:text-properties officeooo:rsid="0270d3ef"/>
    </style:style>
    <style:style style:name="T183" style:family="text">
      <style:text-properties officeooo:rsid="0273e0dd"/>
    </style:style>
    <style:style style:name="T184" style:family="text">
      <style:text-properties officeooo:rsid="027447ad"/>
    </style:style>
    <style:style style:name="T185" style:family="text">
      <style:text-properties officeooo:rsid="0275250f"/>
    </style:style>
    <style:style style:name="T186" style:family="text">
      <style:text-properties officeooo:rsid="027a2f58"/>
    </style:style>
    <style:style style:name="T187" style:family="text">
      <style:text-properties officeooo:rsid="027c5ab0"/>
    </style:style>
    <style:style style:name="T188" style:family="text">
      <style:text-properties officeooo:rsid="028b857f"/>
    </style:style>
    <style:style style:name="T189" style:family="text">
      <style:text-properties officeooo:rsid="028c87f5"/>
    </style:style>
    <style:style style:name="T190" style:family="text">
      <style:text-properties officeooo:rsid="028c95ee"/>
    </style:style>
    <style:style style:name="T191" style:family="text">
      <style:text-properties officeooo:rsid="028e492e"/>
    </style:style>
    <style:style style:name="T192" style:family="text">
      <style:text-properties officeooo:rsid="0294fb90"/>
    </style:style>
    <style:style style:name="T193" style:family="text">
      <style:text-properties officeooo:rsid="02969790"/>
    </style:style>
    <style:style style:name="T194" style:family="text">
      <style:text-properties officeooo:rsid="02984ba7"/>
    </style:style>
    <style:style style:name="T195" style:family="text">
      <style:text-properties officeooo:rsid="029b3cb9"/>
    </style:style>
    <style:style style:name="T196" style:family="text">
      <style:text-properties officeooo:rsid="029b7036"/>
    </style:style>
    <style:style style:name="T197" style:family="text">
      <style:text-properties officeooo:rsid="02a696db"/>
    </style:style>
    <style:style style:name="T198" style:family="text">
      <style:text-properties officeooo:rsid="02a77839"/>
    </style:style>
    <style:style style:name="T199" style:family="text">
      <style:text-properties officeooo:rsid="02a9508d"/>
    </style:style>
    <style:style style:name="T200" style:family="text">
      <style:text-properties officeooo:rsid="02add7d2"/>
    </style:style>
    <style:style style:name="T201" style:family="text">
      <style:text-properties officeooo:rsid="02b0bd85"/>
    </style:style>
    <style:style style:name="T202" style:family="text">
      <style:text-properties officeooo:rsid="02b1f471"/>
    </style:style>
    <style:style style:name="T203" style:family="text">
      <style:text-properties officeooo:rsid="02b68c7b"/>
    </style:style>
    <style:style style:name="T204" style:family="text">
      <style:text-properties officeooo:rsid="02b7a273"/>
    </style:style>
    <style:style style:name="T205" style:family="text">
      <style:text-properties officeooo:rsid="02b9721b"/>
    </style:style>
    <style:style style:name="T206" style:family="text">
      <style:text-properties officeooo:rsid="02ba11b3"/>
    </style:style>
    <style:style style:name="T207" style:family="text">
      <style:text-properties officeooo:rsid="02bf5568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 fo:text-indent="-0.4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2" text:outline-level="1">The Spellbinder</text:h>
      <text:p text:style-name="P1"><text:span text:style-name="T207">A class for Draw Steel </text:span>by GubDM</text:p>
      <text:p text:style-name="P32"><text:span text:style-name="T40">“The Spellbinder”</text:span><text:span text:style-name="T39"> is an independent product published under the DRAW STEEL Creator License and is not affiliated with MCDM Productions, LLC. DRAW STEEL © 2024 MCDM Productions, LLC. </text:span></text:p>
      <text:p text:style-name="Horizontal_20_Line"/>
      <text:section text:style-name="Sect1" text:name="Section1">
        <text:h text:style-name="Heading_20_3" text:outline-level="3">The Spellbinder</text:h>
        <text:p text:style-name="P31">You <text:span text:style-name="T203">were trained</text:span> not only the physical tools of war, but also of hexes and spells that tap into the leylines that <text:span text:style-name="T204">lattice</text:span> the Timescape. You gain the <text:span text:style-name="T205">Forgery, </text:span>Magic, or Timescape skill.</text:p>
        <text:h text:style-name="P83" text:outline-level="3"><text:span text:style-name="T96">1st-Level Doctrine Feature: </text:span><text:span text:style-name="T99">Unorthodox Methods</text:span></text:h>
        <text:p text:style-name="P73">As part of your Field Arsenal feature, when you select an additional martial kit, you can instead select a <text:span text:style-name="T42">spellbinder</text:span> kit. Your <text:span text:style-name="T42">spellbinder</text:span> kit grants you a number of benefits. (See <text:span text:style-name="T45">Spellbinder</text:span><text:span text:style-name="T97"> Kits</text:span>.)</text:p>
        <text:h text:style-name="P84" text:outline-level="3">Doctrine Triggered Action: <text:s text:c="10"/><text:span text:style-name="T103">Tip the Scales</text:span></text:h>
        <text:p text:style-name="P74">As an ally attacks, you <text:span text:style-name="T44">harness</text:span> a bit of <text:span text:style-name="T41">arcane</text:span> energy to <text:span text:style-name="T43">grant them a decisive advantage.</text:span></text:p>
        <table:table table:name="Table5" table:style-name="Table5">
          <table:table-column table:style-name="Table5.A"/>
          <table:table-column table:style-name="Table5.B"/>
          <table:table-row table:style-name="TableLine2261235012512">
            <table:table-cell table:style-name="Table5.A1" office:value-type="string">
              <text:p text:style-name="P75"><text:span text:style-name="T101">KW</text:span>: Ranged, Magic</text:p>
            </table:table-cell>
            <table:table-cell table:style-name="Table5.B1" office:value-type="string">
              <text:p text:style-name="P75"><text:span text:style-name="T101">Type</text:span>: Triggered</text:p>
            </table:table-cell>
          </table:table-row>
          <table:table-row table:style-name="TableLine2261243636096">
            <table:table-cell table:style-name="Table5.A2" office:value-type="string">
              <text:p text:style-name="P75"><text:span text:style-name="T101">Distance</text:span>: Ranged 5 or Self</text:p>
            </table:table-cell>
            <table:table-cell table:style-name="Table5.B2" office:value-type="string">
              <text:p text:style-name="P75"><text:span text:style-name="T101">Target</text:span>: You or an ally</text:p>
            </table:table-cell>
          </table:table-row>
        </table:table>
        <table:table table:name="Table6" table:style-name="Table6">
          <table:table-column table:style-name="Table6.A"/>
          <table:table-row table:style-name="TableLine2261243635280">
            <table:table-cell table:style-name="Table6.A1" office:value-type="string">
              <text:p text:style-name="P70"><text:span text:style-name="T101">Trigger</text:span>: <text:span text:style-name="T100">The target makes a </text:span><text:span text:style-name="T116">Weapon</text:span><text:span text:style-name="T100"> attack </text:span><text:span text:style-name="T196">targeting 1 creature</text:span><text:span text:style-name="T100">. You must use this ability before the attack’s Power Roll.</text:span></text:p>
            </table:table-cell>
          </table:table-row>
          <table:table-row table:style-name="TableLine2261243633648">
            <table:table-cell table:style-name="Table6.A2" office:value-type="string">
              <text:p text:style-name="P71"><text:span text:style-name="T101">Effect</text:span>: The attack <text:span text:style-name="T48">has</text:span> an edge <text:span text:style-name="T102">and deals </text:span><text:span text:style-name="T49">extra</text:span><text:span text:style-name="T102"> damage equal to your Reason score.</text:span></text:p>
            </table:table-cell>
          </table:table-row>
          <table:table-row table:style-name="TableLine2261243634192">
            <table:table-cell table:style-name="Table6.A2" office:value-type="string">
              <text:p text:style-name="P72"><text:span text:style-name="T101">Spend 1 Focus</text:span>: <text:span text:style-name="T47">The attack deals an extra 1d6 damage.</text:span></text:p>
            </table:table-cell>
          </table:table-row>
        </table:table>
        <text:h text:style-name="Heading_20_2" text:outline-level="2">Spellbinder Kits</text:h>
        <text:p text:style-name="Text_20_body">Your unique training granted you familiarity with tools many find unnatural: talismans, <text:span text:style-name="T107">a variety of which can each be prepared with a </text:span><text:span text:style-name="T13">respective</text:span><text:span text:style-name="T107"> spellbinder kit. You can swap your spellbinder kit out during a Respite as with any other kit. (See </text:span><text:span text:style-name="T98">Kits</text:span><text:span text:style-name="T107">.)</text:span></text:p>
        <text:h text:style-name="P85" text:outline-level="3">Kit Features</text:h>
        <text:p text:style-name="P33">All spellbinder kits have the following features in common.</text:p>
        <text:h text:style-name="P90" text:outline-level="4"><text:span text:style-name="T110">Kit Bonuses &amp; </text:span>Equipment</text:h>
        <text:p text:style-name="P39">You channel energy through <text:span text:style-name="T117">a wooden implement into </text:span>your talismans. <text:span text:style-name="T111">All spellbinder kits grant kit bonuses.</text:span></text:p>
        <text:h text:style-name="P91" text:outline-level="4">Arcane Stream</text:h>
        <text:p text:style-name="P37">Each spellbinder kit is associated with an arcane stream that refers a specific damage type used by certain spellbinder abilities.</text:p>
        <text:h text:style-name="P92" text:outline-level="4">Channel</text:h>
        <text:p text:style-name="P38">Whenever you use the Tip the Scales triggered action, you can <text:span text:style-name="T108">channel arcane energy </text:span><text:span text:style-name="T14">into</text:span><text:span text:style-name="T108"> one of the talismans in your spellbinder kit,</text:span> replac<text:span text:style-name="T108">ing</text:span> the Effect <text:span text:style-name="T108">with the talisman’s </text:span><text:span text:style-name="T112">Channel </text:span><text:span text:style-name="T117">E</text:span><text:span text:style-name="T108">ffect, </text:span><text:span text:style-name="T109">and changing </text:span><text:span text:style-name="T175">any</text:span><text:span text:style-name="T109"> damage added to the attack </text:span><text:span text:style-name="T19">by spending </text:span><text:span text:style-name="T20">F</text:span><text:span text:style-name="T19">ocus</text:span><text:span text:style-name="T109"> to the damage type of your arcane stream.</text:span></text:p>
        <text:h text:style-name="Heading_20_4" text:outline-level="4"><text:span text:style-name="T95">Spellbinder Kit Ability: </text:span><text:span text:style-name="T94">Flare</text:span></text:h>
        <text:p text:style-name="P81">You unleash a torrent of arcane energy <text:span text:style-name="T14">into</text:span> a talisman, <text:span text:style-name="T12">incinerating it and bolstering you beyond your physical limits.</text:span></text:p>
        <table:table table:name="Table7" table:style-name="Table7">
          <table:table-column table:style-name="Table7.A"/>
          <table:table-column table:style-name="Table7.B"/>
          <table:table-row table:style-name="TableLine2261243634736">
            <table:table-cell table:style-name="Table7.A1" office:value-type="string">
              <text:p text:style-name="P76"><text:span text:style-name="T101">KW</text:span>: Magic</text:p>
            </table:table-cell>
            <table:table-cell table:style-name="Table7.B1" office:value-type="string">
              <text:p text:style-name="P76"><text:span text:style-name="T101">Type</text:span>: <text:span text:style-name="T206">Free </text:span><text:span text:style-name="T33">Maneuver</text:span></text:p>
            </table:table-cell>
          </table:table-row>
          <table:table-row table:style-name="TableLine2261245974304">
            <table:table-cell table:style-name="Table7.A2" office:value-type="string">
              <text:p text:style-name="P76"><text:span text:style-name="T101">Distance</text:span>: Self</text:p>
            </table:table-cell>
            <table:table-cell table:style-name="Table7.B2" office:value-type="string">
              <text:p text:style-name="P76"><text:span text:style-name="T101">Target</text:span>: <text:span text:style-name="T33">Self</text:span></text:p>
            </table:table-cell>
          </table:table-row>
        </table:table>
        <table:table table:name="Table8" table:style-name="Table8">
          <table:table-column table:style-name="Table8.A"/>
          <table:table-row table:style-name="TableLine2261245975392">
            <table:table-cell table:style-name="Table8.A1" office:value-type="string">
              <text:p text:style-name="P46"><text:span text:style-name="T101">E</text:span><text:span text:style-name="T50">ffect</text:span><text:span text:style-name="T51">: </text:span><text:span text:style-name="T52">Choose one of your </text:span><text:span text:style-name="T53">remaining </text:span><text:span text:style-name="T52">talismans. </text:span><text:span text:style-name="T55">You gain the ability to use that talisman’s Flare Signature Action (EoE)</text:span><text:span text:style-name="T52">. You cannot use that talisman to Flare or Channel </text:span><text:span text:style-name="T54">(EoE). </text:span><text:span text:style-name="T75">At the end of</text:span><text:span text:style-name="T54"> the encounter, you regain all flared talismans.</text:span></text:p>
            </table:table-cell>
          </table:table-row>
        </table:table>
        <text:h text:style-name="P86" text:outline-level="3"><text:soft-page-break/>Hawthorn</text:h>
        <text:p text:style-name="P34">With this spellbinder kit, your occult materials allow you to inscribe your talismans with the ability to ensnare, burden, and wrest vitality out of victims. Hawthorn talismans tap into a vile <text:span text:style-name="T12">leyline</text:span> of <text:span text:style-name="T12">poison</text:span>.</text:p>
        <text:h text:style-name="P93" text:outline-level="4">Kit Bonuses</text:h>
        <text:list xml:id="list3286553479" text:style-name="L1">
          <text:list-item>
            <text:p text:style-name="P110"><text:span text:style-name="T101">Stability:</text:span> +2</text:p>
          </text:list-item>
          <text:list-item>
            <text:p text:style-name="P110"><text:span text:style-name="T101">Magical Damage:</text:span><text:span text:style-name="T104"> +1/+1/+1</text:span></text:p>
          </text:list-item>
        </text:list>
        <text:h text:style-name="P94" text:outline-level="4">Arcane Stream</text:h>
        <text:p text:style-name="P40">Your arcane stream damage type is poison.</text:p>
        <text:h text:style-name="P97" text:outline-level="4"><text:span text:style-name="T2">Channel </text:span>Effects</text:h>
        <table:table table:name="Table1" table:style-name="Table1">
          <table:table-column table:style-name="Table1.A"/>
          <table:table-column table:style-name="Table1.B"/>
          <table:table-row table:style-name="TableLine2261235013872">
            <table:table-cell table:style-name="Table1.A1" office:value-type="string">
              <text:p text:style-name="P18">Talisman</text:p>
              <text:p text:style-name="P18">Name</text:p>
            </table:table-cell>
            <table:table-cell table:style-name="Table1.B1" office:value-type="string">
              <text:p text:style-name="P66"><text:span text:style-name="T113">Channel </text:span>Effect</text:p>
            </table:table-cell>
          </table:table-row>
          <table:table-row table:style-name="TableLine2261245978272">
            <table:table-cell table:style-name="Table1.A2" office:value-type="string">
              <text:p text:style-name="P6">Berkanan</text:p>
            </table:table-cell>
            <table:table-cell table:style-name="Table1.B2" office:value-type="string">
              <text:p text:style-name="P2">A creature adjacent to the target of the attack is grabbed by the target of the attack <text:span text:style-name="T121">(EoT)</text:span>. The target of the attack cannot end the grab.</text:p>
            </table:table-cell>
          </table:table-row>
          <table:table-row table:style-name="TableLine2261245978816">
            <table:table-cell table:style-name="Table1.A2" office:value-type="string">
              <text:p text:style-name="P12">Eihwaz</text:p>
            </table:table-cell>
            <table:table-cell table:style-name="Table1.B2" office:value-type="string">
              <text:p text:style-name="P16"><text:span text:style-name="T195">If the</text:span> target of the attack is bleeding, <text:span text:style-name="T195">the attack has an edge. Otherwise, the target is bleeding</text:span> (MGT ends). </text:p>
            </table:table-cell>
          </table:table-row>
          <table:table-row table:style-name="TableLine2261245977184">
            <table:table-cell table:style-name="Table1.A2" office:value-type="string">
              <text:p text:style-name="P53">Thurisaz</text:p>
            </table:table-cell>
            <table:table-cell table:style-name="Table1.B2" office:value-type="string">
              <text:p text:style-name="P14">The target of the attack sheds thorns around them in Aura 1 (EoT). <text:span text:style-name="T170">When</text:span> a<text:span text:style-name="T172">nother</text:span> creature en<text:span text:style-name="T170">ters </text:span>the aura <text:span text:style-name="T171">or ends their turn in the aura</text:span>, they take 2 poison damage.</text:p>
            </table:table-cell>
          </table:table-row>
        </table:table>
        <text:h text:style-name="P100" text:outline-level="4">Flare <text:span text:style-name="T8">Signature Actions</text:span></text:h>
        <table:table table:name="Table2" table:style-name="Table2">
          <table:table-column table:style-name="Table2.A"/>
          <table:table-column table:style-name="Table2.B"/>
          <table:table-row table:style-name="TableLine2261245978000">
            <table:table-cell table:style-name="Table2.A1" office:value-type="string">
              <text:p text:style-name="P17">Talisman</text:p>
              <text:p text:style-name="P17">Name</text:p>
            </table:table-cell>
            <table:table-cell table:style-name="Table2.B1" office:value-type="string">
              <text:p text:style-name="P67"><text:span text:style-name="T46">Flare</text:span><text:span text:style-name="T113"> </text:span><text:span text:style-name="T88">Signature Action</text:span></text:p>
            </table:table-cell>
          </table:table-row>
          <table:table-row table:style-name="TableLine2261245977456">
            <table:table-cell table:style-name="Table2.A2" office:value-type="string">
              <text:p text:style-name="P5">Berkanan</text:p>
            </table:table-cell>
            <table:table-cell table:style-name="Table2.B2" office:value-type="string">
              <text:p text:style-name="P4">Untame the Land</text:p>
            </table:table-cell>
          </table:table-row>
          <table:table-row table:style-name="TableLine2261245991872">
            <table:table-cell table:style-name="Table2.A2" office:value-type="string">
              <text:p text:style-name="P12">Eihwaz</text:p>
            </table:table-cell>
            <table:table-cell table:style-name="Table2.B2" office:value-type="string">
              <text:p text:style-name="P58">Wither and Nourish</text:p>
            </table:table-cell>
          </table:table-row>
          <table:table-row table:style-name="TableLine2261245994048">
            <table:table-cell table:style-name="Table2.A2" office:value-type="string">
              <text:p text:style-name="P52">Thurisaz</text:p>
            </table:table-cell>
            <table:table-cell table:style-name="Table2.B2" office:value-type="string">
              <text:p text:style-name="P54">Pierce the Veil</text:p>
            </table:table-cell>
          </table:table-row>
        </table:table>
        <text:p text:style-name="P41"/>
        <text:p text:style-name="P21"/>
        <text:h text:style-name="P101" text:outline-level="4"><text:span text:style-name="T118">S</text:span>ignature Ability: <text:span text:style-name="T122">Untame the Land</text:span></text:h>
        <text:p text:style-name="P26">The Berkanen talisman imbues you with a <text:span text:style-name="T123">vivid </text:span>memory of the wode in a time before dwarves or man.</text:p>
        <table:table table:name="Table9" table:style-name="Table9">
          <table:table-column table:style-name="Table9.A"/>
          <table:table-column table:style-name="Table9.B"/>
          <table:table-row table:style-name="TableLine2261245993232">
            <table:table-cell table:style-name="Table9.A1" office:value-type="string">
              <text:p text:style-name="P77"><text:span text:style-name="T101">KW</text:span>: <text:span text:style-name="T119">Area, </text:span>Magic</text:p>
            </table:table-cell>
            <table:table-cell table:style-name="Table9.B1" office:value-type="string">
              <text:p text:style-name="P77"><text:span text:style-name="T101">Type</text:span>: <text:span text:style-name="T35">Action</text:span></text:p>
            </table:table-cell>
          </table:table-row>
          <table:table-row table:style-name="TableLine2261245992960">
            <table:table-cell table:style-name="Table9.A2" office:value-type="string">
              <text:p text:style-name="P77"><text:span text:style-name="T101">Distance</text:span>: <text:span text:style-name="T25">B</text:span><text:span text:style-name="T15">urst </text:span><text:span text:style-name="T25">2</text:span></text:p>
            </table:table-cell>
            <table:table-cell table:style-name="Table9.B2" office:value-type="string">
              <text:p text:style-name="P77"><text:span text:style-name="T101">Target</text:span>: <text:span text:style-name="T34">All enemies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Line2261245990784">
            <table:table-cell table:style-name="Table10.A1" office:value-type="string">
              <text:p text:style-name="P62">Power Roll + <text:span text:style-name="T120">Reason:</text:span></text:p>
              <text:list xml:id="list523726098" text:style-name="L2">
                <text:list-item>
                  <text:p text:style-name="P111">11 or lower:<text:span text:style-name="T114"> </text:span><text:span text:style-name="T127">3</text:span><text:span text:style-name="T128"> </text:span><text:span text:style-name="T129">poison </text:span><text:span text:style-name="T130">damage</text:span></text:p>
                </text:list-item>
                <text:list-item>
                  <text:p text:style-name="P111">12-16: <text:span text:style-name="T149">4 </text:span><text:span text:style-name="T150">poison </text:span><text:span text:style-name="T130">damage; pull </text:span><text:span text:style-name="T131">1</text:span></text:p>
                </text:list-item>
                <text:list-item>
                  <text:p text:style-name="P111">17:<text:span text:style-name="T114"> </text:span><text:span text:style-name="T151">7</text:span><text:span text:style-name="T128"> </text:span><text:span text:style-name="T129">poison </text:span><text:span text:style-name="T130">damage; pull </text:span><text:span text:style-name="T132">1</text:span><text:span text:style-name="T130">; </text:span><text:span text:style-name="T133">restrained (EoT)</text:span></text:p>
                </text:list-item>
              </text:list>
            </table:table-cell>
          </table:table-row>
          <table:table-row table:style-name="TableLine2261246000800">
            <table:table-cell table:style-name="Table10.A2" office:value-type="string">
              <text:p text:style-name="P51"><text:span text:style-name="T101">E</text:span><text:span text:style-name="T50">ffect</text:span><text:span text:style-name="T51">: </text:span><text:span text:style-name="T60">Until the end of your next turn, when you make a</text:span><text:span text:style-name="T85">n</text:span><text:span text:style-name="T56"> attack, y</text:span><text:span text:style-name="T57">ou can choose one target of </text:span><text:span text:style-name="T59">the</text:span><text:span text:style-name="T57"> attack within </text:span><text:span text:style-name="T58">3</text:span><text:span text:style-name="T57"> squares of you.</text:span></text:p>
              <text:p text:style-name="P51"><text:span text:style-name="T56">Pull </text:span><text:span text:style-name="T58">2 </text:span><text:span text:style-name="T86">or restrained (EoT)</text:span></text:p>
            </table:table-cell>
          </table:table-row>
        </table:table>
        <text:h text:style-name="P100" text:outline-level="4"><text:span text:style-name="T3">S</text:span><text:span text:style-name="T4">ignature Ability: </text:span><text:span text:style-name="T11">A Modest Proposal</text:span></text:h>
        <text:p text:style-name="P30"><text:span text:style-name="T12">The </text:span><text:span text:style-name="T177">Eihwaz</text:span><text:span text:style-name="T12"> talisman imbues you with the</text:span><text:span text:style-name="T178"> ability to sap the strength of your enemies.</text:span></text:p>
        <table:table table:name="Table11" table:style-name="Table11">
          <table:table-column table:style-name="Table11.A"/>
          <table:table-column table:style-name="Table11.B"/>
          <table:table-row table:style-name="TableLine2261246001344">
            <table:table-cell table:style-name="Table11.A1" office:value-type="string">
              <text:p text:style-name="P78"><text:span text:style-name="T101">KW</text:span>: <text:span text:style-name="T119">Area, </text:span>Magic</text:p>
            </table:table-cell>
            <table:table-cell table:style-name="Table11.B1" office:value-type="string">
              <text:p text:style-name="P78"><text:span text:style-name="T101">Type</text:span>: <text:span text:style-name="T35">Action</text:span></text:p>
            </table:table-cell>
          </table:table-row>
          <table:table-row table:style-name="TableLine2261246002432">
            <table:table-cell table:style-name="Table11.A2" office:value-type="string">
              <text:p text:style-name="P78"><text:span text:style-name="T101">Distance</text:span>: <text:span text:style-name="T25">B</text:span><text:span text:style-name="T15">urst </text:span><text:span text:style-name="T25">1</text:span></text:p>
            </table:table-cell>
            <table:table-cell table:style-name="Table11.B2" office:value-type="string">
              <text:p text:style-name="P78"><text:span text:style-name="T101">Target</text:span>: <text:span text:style-name="T34">All enemies</text:span></text:p>
            </table:table-cell>
          </table:table-row>
        </table:table>
        <table:table table:name="Table12" table:style-name="Table12">
          <table:table-column table:style-name="Table12.A"/>
          <table:table-row table:style-name="TableLine2261246001888">
            <table:table-cell table:style-name="Table12.A1" office:value-type="string">
              <text:p text:style-name="P63">Power Roll + <text:span text:style-name="T179">Might</text:span><text:span text:style-name="T120">:</text:span></text:p>
              <text:list xml:id="list1720913760" text:style-name="L3">
                <text:list-item>
                  <text:p text:style-name="P112">11 or lower:<text:span text:style-name="T114"> </text:span><text:span text:style-name="T134">3 </text:span><text:span text:style-name="T135">poison </text:span><text:span text:style-name="T130">damage</text:span></text:p>
                </text:list-item>
                <text:list-item>
                  <text:p text:style-name="P112">12-16: <text:span text:style-name="T152">4 </text:span><text:span text:style-name="T153">poison </text:span><text:span text:style-name="T130">damage; </text:span><text:span text:style-name="T154">weakened (</text:span><text:span text:style-name="T155">EoT</text:span><text:span text:style-name="T154">)</text:span></text:p>
                </text:list-item>
                <text:list-item>
                  <text:p text:style-name="P112">17:<text:span text:style-name="T114"> </text:span><text:span text:style-name="T151">7</text:span><text:span text:style-name="T128"> </text:span><text:span text:style-name="T135">poison </text:span><text:span text:style-name="T130">damage; </text:span><text:span text:style-name="T154">weake</text:span><text:span text:style-name="T133">ned (</text:span><text:span text:style-name="T156">MGT</text:span><text:span text:style-name="T155"> ends</text:span><text:span text:style-name="T133">)</text:span></text:p>
                </text:list-item>
              </text:list>
            </table:table-cell>
          </table:table-row>
          <table:table-row table:style-name="TableLine2261245976096">
            <table:table-cell table:style-name="Table12.A2" office:value-type="string">
              <text:p text:style-name="P49"><text:span text:style-name="T101">E</text:span><text:span text:style-name="T50">ffect</text:span><text:span text:style-name="T51">: </text:span><text:span text:style-name="T65"><text:s/></text:span><text:span text:style-name="T60">Until the end of your next turn, when you make a</text:span><text:span text:style-name="T85">n</text:span><text:span text:style-name="T56"> attack </text:span><text:span text:style-name="T67">targeting 1 winded creature</text:span><text:span text:style-name="T56">, </text:span><text:span text:style-name="T67">you can spend a Recovery. </text:span><text:span text:style-name="T69">I</text:span><text:span text:style-name="T68">f </text:span><text:span text:style-name="T69">the</text:span><text:span text:style-name="T68"> </text:span><text:span text:style-name="T67">attack is a critical hit, you regain </text:span><text:span text:style-name="T69">1d6 </text:span><text:span text:style-name="T67">Stamina.</text:span></text:p>
            </table:table-cell>
          </table:table-row>
        </table:table>
        <text:h text:style-name="P105" text:outline-level="4"><text:span text:style-name="T3">S</text:span><text:span text:style-name="T4">ignature Ability: </text:span><text:span text:style-name="T5">Pierce the Veil</text:span></text:h>
        <text:p text:style-name="P27"><text:span text:style-name="T12">The </text:span><text:span text:style-name="T166">Thurisaz</text:span><text:span text:style-name="T12"> talisman imbues you with </text:span><text:span text:style-name="T168">an innate certainty of what is </text:span><text:span text:style-name="T176">and what is not.</text:span></text:p>
        <table:table table:name="Table13" table:style-name="Table13">
          <table:table-column table:style-name="Table13.A"/>
          <table:table-column table:style-name="Table13.B"/>
          <table:table-row table:style-name="TableLine2261246055088">
            <table:table-cell table:style-name="Table13.A1" office:value-type="string">
              <text:p text:style-name="P78"><text:span text:style-name="T101">KW</text:span>: <text:span text:style-name="T181">Attack, </text:span>Magic, <text:span text:style-name="T182">Melee</text:span></text:p>
            </table:table-cell>
            <table:table-cell table:style-name="Table13.B1" office:value-type="string">
              <text:p text:style-name="P78"><text:span text:style-name="T101">Type</text:span>: <text:span text:style-name="T35">Action</text:span></text:p>
            </table:table-cell>
          </table:table-row>
          <table:table-row table:style-name="TableLine2261246052096">
            <table:table-cell table:style-name="Table13.A2" office:value-type="string">
              <text:p text:style-name="P78"><text:span text:style-name="T101">Distance</text:span>: <text:span text:style-name="T16">Reach </text:span><text:span text:style-name="T24">1</text:span></text:p>
            </table:table-cell>
            <table:table-cell table:style-name="Table13.B2" office:value-type="string">
              <text:p text:style-name="P78"><text:span text:style-name="T101">Target</text:span>: <text:span text:style-name="T36">1 creature</text:span></text:p>
            </table:table-cell>
          </table:table-row>
        </table:table>
        <table:table table:name="Table14" table:style-name="Table14">
          <table:table-column table:style-name="Table14.A"/>
          <table:table-row table:style-name="TableLine2261246053456">
            <table:table-cell table:style-name="Table14.A1" office:value-type="string">
              <text:p text:style-name="P63">Power Roll + <text:span text:style-name="T120">Reason:</text:span></text:p>
              <text:list xml:id="list211425177554166" text:continue-numbering="true" text:style-name="L3">
                <text:list-item>
                  <text:p text:style-name="P113">11 or lower:<text:span text:style-name="T114"> </text:span><text:span text:style-name="T136">4</text:span><text:span text:style-name="T128"> </text:span><text:span text:style-name="T130">damage</text:span></text:p>
                </text:list-item>
                <text:list-item>
                  <text:p text:style-name="P113">12-16: <text:span text:style-name="T157">7</text:span><text:span text:style-name="T128"> </text:span><text:span text:style-name="T130">damage; </text:span><text:span text:style-name="T159">no</text:span><text:span text:style-name="T158"> benefit from cover (EoT)</text:span></text:p>
                </text:list-item>
                <text:list-item>
                  <text:p text:style-name="P114">17:<text:span text:style-name="T114"> </text:span><text:span text:style-name="T136">9</text:span><text:span text:style-name="T128"> </text:span><text:span text:style-name="T130">damage; </text:span><text:span text:style-name="T139">no</text:span><text:span text:style-name="T137"> benefit from cover </text:span><text:span text:style-name="T138">(EoE)</text:span></text:p>
                </text:list-item>
              </text:list>
            </table:table-cell>
          </table:table-row>
          <table:table-row table:style-name="TableLine2261246054544">
            <table:table-cell table:style-name="Table14.A2" office:value-type="string">
              <text:p text:style-name="P50"><text:span text:style-name="T101">E</text:span><text:span text:style-name="T50">ffect</text:span><text:span text:style-name="T51">: </text:span><text:span text:style-name="T60">Until the end of your next turn,</text:span><text:span text:style-name="T71"> </text:span><text:span text:style-name="T80">when you make a</text:span><text:span text:style-name="T87">n</text:span><text:span text:style-name="T65"> attack </text:span><text:span text:style-name="T82">against</text:span><text:span text:style-name="T72"> creatures </text:span><text:span text:style-name="T73">within 5</text:span><text:span text:style-name="T65"> </text:span><text:span text:style-name="T74">squares </text:span><text:span text:style-name="T81">of th</text:span><text:span text:style-name="T82">e</text:span><text:span text:style-name="T81"> target</text:span><text:span text:style-name="T74">, </text:span><text:span text:style-name="T80">the line of effect</text:span><text:span text:style-name="T74"> </text:span><text:span text:style-name="T65">ignore</text:span><text:span text:style-name="T80">s</text:span><text:span text:style-name="T65"> mundane wood, </text:span><text:span text:style-name="T66">stone, </text:span><text:span text:style-name="T65">and metal. </text:span><text:span text:style-name="T83">Note t</text:span><text:span text:style-name="T70">h</text:span><text:span text:style-name="T71">ese attacks do </text:span><text:span text:style-name="T70">not</text:span><text:span text:style-name="T84"> automatically</text:span><text:span text:style-name="T70"> ignore cover or concealment. </text:span><text:span text:style-name="T73">Affected </text:span><text:span text:style-name="T84">hidden </text:span><text:span text:style-name="T73">creatures are only concealed.</text:span></text:p>
            </table:table-cell>
          </table:table-row>
        </table:table>
        <text:h text:style-name="P87" text:outline-level="3"><text:soft-page-break/>Rosewood</text:h>
        <text:p text:style-name="P35">With this spellbinder kit, your occult materials allow <text:span text:style-name="T1">you to inscribe your talismans with the ability to </text:span><text:span text:style-name="T18">amplify, resound</text:span><text:span text:style-name="T1">, and </text:span><text:span text:style-name="T89">terrify</text:span><text:span text:style-name="T18">.</text:span><text:span text:style-name="T1"> </text:span><text:span text:style-name="T17">Rosewood</text:span><text:span text:style-name="T1"> talismans tap into a </text:span><text:span text:style-name="T17">cacophonous</text:span><text:span text:style-name="T1"> </text:span><text:span text:style-name="T12">leyline</text:span><text:span text:style-name="T1"> of </text:span><text:span text:style-name="T17">sonic</text:span><text:span text:style-name="T1">.</text:span></text:p>
        <text:h text:style-name="P104" text:outline-level="4">Kit Bonuses</text:h>
        <text:list xml:id="list211424088686167" text:continue-list="list3286553479" text:style-name="L1">
          <text:list-item>
            <text:p text:style-name="P116"><text:span text:style-name="T180">Area</text:span>:<text:span text:style-name="T104"> +</text:span><text:span text:style-name="T106">1</text:span></text:p>
          </text:list-item>
          <text:list-item>
            <text:p text:style-name="P117"><text:span text:style-name="T101">Magical Damage:</text:span><text:span text:style-name="T104"> +</text:span><text:span text:style-name="T105">2</text:span><text:span text:style-name="T104">/+</text:span><text:span text:style-name="T105">2</text:span><text:span text:style-name="T104">/+</text:span><text:span text:style-name="T105">2</text:span></text:p>
          </text:list-item>
        </text:list>
        <text:h text:style-name="P95" text:outline-level="4">Arcane Stream</text:h>
        <text:p text:style-name="P43">Your arcane stream damage type is <text:span text:style-name="T32">sonic</text:span>.</text:p>
        <text:h text:style-name="P98" text:outline-level="4"><text:span text:style-name="T2">Channel </text:span>Effects</text:h>
        <table:table table:name="Table3" table:style-name="Table3">
          <table:table-column table:style-name="Table3.A"/>
          <table:table-column table:style-name="Table3.B"/>
          <table:table-row table:style-name="TableLine2261246054272">
            <table:table-cell table:style-name="Table3.A1" office:value-type="string">
              <text:p text:style-name="P19">Talisman</text:p>
              <text:p text:style-name="P19">Name</text:p>
            </table:table-cell>
            <table:table-cell table:style-name="Table3.B1" office:value-type="string">
              <text:p text:style-name="P68"><text:span text:style-name="T113">Channel </text:span>Effect</text:p>
            </table:table-cell>
          </table:table-row>
          <table:table-row table:style-name="TableLine2261246060592">
            <table:table-cell table:style-name="Table3.A2" office:value-type="string">
              <text:p text:style-name="P7">Fehu</text:p>
            </table:table-cell>
            <table:table-cell table:style-name="Table3.B2" office:value-type="string">
              <text:p text:style-name="P15">The target of the attack <text:span text:style-name="T197">emits </text:span><text:span text:style-name="T199">cacophonous </text:span><text:span text:style-name="T197">voices</text:span> around them in Aura 1 (EoT). <text:span text:style-name="T170">When</text:span> a<text:span text:style-name="T172">nother</text:span> creature en<text:span text:style-name="T170">ters </text:span>the aura <text:span text:style-name="T171">or ends their turn in the aura</text:span>, they take 2 <text:span text:style-name="T198">sonic</text:span> damage.</text:p>
            </table:table-cell>
          </table:table-row>
          <table:table-row table:style-name="TableLine2261246063856">
            <table:table-cell table:style-name="Table3.A2" office:value-type="string">
              <text:p text:style-name="P7">Uruz</text:p>
            </table:table-cell>
            <table:table-cell table:style-name="Table3.B2" office:value-type="string">
              <text:p text:style-name="P60">The target of the attack is dazed and has a bane on their next attack (EoT).</text:p>
            </table:table-cell>
          </table:table-row>
          <table:table-row table:style-name="TableLine2261246061952">
            <table:table-cell table:style-name="Table3.A2" office:value-type="string">
              <text:p text:style-name="P7">Othalan</text:p>
            </table:table-cell>
            <table:table-cell table:style-name="Table3.B2" office:value-type="string">
              <text:p text:style-name="P61">If the attack rolls a tier 1 result, <text:span text:style-name="T202">the </text:span><text:span text:style-name="T200">target is frightened </text:span><text:span text:style-name="T201">by the attacker </text:span><text:span text:style-name="T200">(EoT)</text:span><text:span text:style-name="T201"> </text:span><text:span text:style-name="T202">and the attack</text:span> instead gets a tier 2 result.</text:p>
            </table:table-cell>
          </table:table-row>
        </table:table>
        <text:h text:style-name="P106" text:outline-level="4">Flare <text:span text:style-name="T8">Signature Actions</text:span></text:h>
        <table:table table:name="Table4" table:style-name="Table4">
          <table:table-column table:style-name="Table4.A"/>
          <table:table-column table:style-name="Table4.B"/>
          <table:table-row table:style-name="TableLine2261246063040">
            <table:table-cell table:style-name="Table4.A1" office:value-type="string">
              <text:p text:style-name="P19">Talisman</text:p>
              <text:p text:style-name="P19">Name</text:p>
            </table:table-cell>
            <table:table-cell table:style-name="Table4.B1" office:value-type="string">
              <text:p text:style-name="P68"><text:span text:style-name="T46">Flare</text:span><text:span text:style-name="T113"> </text:span><text:span text:style-name="T88">Signature Action</text:span></text:p>
            </table:table-cell>
          </table:table-row>
          <table:table-row table:style-name="TableLine2261246062768">
            <table:table-cell table:style-name="Table4.A2" office:value-type="string">
              <text:p text:style-name="P7">Fehu</text:p>
            </table:table-cell>
            <table:table-cell table:style-name="Table4.B2" office:value-type="string">
              <text:p text:style-name="P9">Overflow</text:p>
            </table:table-cell>
          </table:table-row>
          <table:table-row table:style-name="TableLine2261246119360">
            <table:table-cell table:style-name="Table4.A2" office:value-type="string">
              <text:p text:style-name="P7">Uruz</text:p>
            </table:table-cell>
            <table:table-cell table:style-name="Table4.B2" office:value-type="string">
              <text:p text:style-name="P59">Resonate</text:p>
            </table:table-cell>
          </table:table-row>
          <table:table-row table:style-name="TableLine2261246119632">
            <table:table-cell table:style-name="Table4.A2" office:value-type="string">
              <text:p text:style-name="P7">Othalan</text:p>
            </table:table-cell>
            <table:table-cell table:style-name="Table4.B2" office:value-type="string">
              <text:p text:style-name="P13">Beat the Drum</text:p>
            </table:table-cell>
          </table:table-row>
        </table:table>
        <text:p text:style-name="P42"/>
        <text:p text:style-name="P23"/>
        <text:h text:style-name="P102" text:outline-level="4"><text:span text:style-name="T118">S</text:span>ignature Ability: <text:span text:style-name="T174">Overflow</text:span></text:h>
        <text:p text:style-name="P28">The <text:span text:style-name="T173">Fehu</text:span> talisman imbues you <text:span text:style-name="T192">with a torrent of melodious voices you struggle to contain. </text:span><text:span text:style-name="T193">Let </text:span><text:span text:style-name="T194">it</text:span><text:span text:style-name="T193"> free.</text:span></text:p>
        <table:table table:name="Table15" table:style-name="Table15">
          <table:table-column table:style-name="Table15.A"/>
          <table:table-column table:style-name="Table15.B"/>
          <table:table-row table:style-name="TableLine2261246119904">
            <table:table-cell table:style-name="Table15.A1" office:value-type="string">
              <text:p text:style-name="P79"><text:span text:style-name="T101">KW</text:span>: <text:span text:style-name="T30">Attack</text:span><text:span text:style-name="T119">, </text:span>Magic, <text:span text:style-name="T182">Melee</text:span></text:p>
            </table:table-cell>
            <table:table-cell table:style-name="Table15.B1" office:value-type="string">
              <text:p text:style-name="P79"><text:span text:style-name="T101">Type</text:span>: <text:span text:style-name="T35">Action</text:span></text:p>
            </table:table-cell>
          </table:table-row>
          <table:table-row table:style-name="TableLine2261246118272">
            <table:table-cell table:style-name="Table15.A2" office:value-type="string">
              <text:p text:style-name="P79"><text:span text:style-name="T101">Distance</text:span>: <text:span text:style-name="T29">Reach 1</text:span></text:p>
            </table:table-cell>
            <table:table-cell table:style-name="Table15.B2" office:value-type="string">
              <text:p text:style-name="P79"><text:span text:style-name="T101">Target</text:span>: <text:span text:style-name="T38">1 creature</text:span></text:p>
            </table:table-cell>
          </table:table-row>
        </table:table>
        <table:table table:name="Table16" table:style-name="Table16">
          <table:table-column table:style-name="Table16.A"/>
          <table:table-row table:style-name="TableLine2261246121264">
            <table:table-cell table:style-name="Table16.A1" office:value-type="string">
              <text:p text:style-name="P64">Power Roll + <text:span text:style-name="T93">Might</text:span><text:span text:style-name="T120">:</text:span></text:p>
              <text:list xml:id="list1845395810" text:style-name="L4">
                <text:list-item>
                  <text:p text:style-name="P118">11 or lower:<text:span text:style-name="T114"> </text:span><text:span text:style-name="T140">4 </text:span><text:span text:style-name="T141">sonic </text:span><text:span text:style-name="T130">damage</text:span></text:p>
                </text:list-item>
                <text:list-item>
                  <text:p text:style-name="P118">12-16:<text:span text:style-name="T124"> </text:span><text:span text:style-name="T140">8</text:span><text:span text:style-name="T160"> </text:span><text:span text:style-name="T163">sonic </text:span><text:span text:style-name="T130">damage</text:span></text:p>
                </text:list-item>
                <text:list-item>
                  <text:p text:style-name="P118"><text:span text:style-name="T115">17: </text:span><text:span text:style-name="T160">1</text:span><text:span text:style-name="T161">1 </text:span><text:span text:style-name="T162">sonic </text:span><text:span text:style-name="T130">damage</text:span></text:p>
                </text:list-item>
              </text:list>
            </table:table-cell>
          </table:table-row>
          <table:table-row table:style-name="TableLine2261246197520">
            <table:table-cell table:style-name="Table16.A2" office:value-type="string">
              <text:p text:style-name="P47"><text:span text:style-name="T101">E</text:span><text:span text:style-name="T50">ffect</text:span><text:span text:style-name="T51">: </text:span><text:span text:style-name="T60">Until the end of your next turn, when you </text:span><text:span text:style-name="T79">kill a non-minion enemy with</text:span><text:span text:style-name="T60"> a</text:span><text:span text:style-name="T56"> Weapon attack, </text:span><text:span text:style-name="T79">the damage you deal beyond the damage that reduces the target to 0 Stamina you gain as temporary Stamina.</text:span></text:p>
            </table:table-cell>
          </table:table-row>
        </table:table>
        <text:h text:style-name="P106" text:outline-level="4"><text:span text:style-name="T3">S</text:span><text:span text:style-name="T4">ignature Ability: </text:span><text:span text:style-name="T10">Resonate</text:span></text:h>
        <text:p text:style-name="P28">The <text:span text:style-name="T173">Uruz</text:span> talisman imbues you with <text:span text:style-name="T169">the resonance of a waterfall </text:span><text:span text:style-name="T185">of time </text:span><text:span text:style-name="T184">emptying </text:span><text:span text:style-name="T183">in</text:span><text:span text:style-name="T184">to</text:span><text:span text:style-name="T183"> </text:span><text:span text:style-name="T186">a</text:span><text:span text:style-name="T183"> Sea of Stars</text:span><text:span text:style-name="T169">.</text:span></text:p>
        <table:table table:name="Table17" table:style-name="Table17">
          <table:table-column table:style-name="Table17.A"/>
          <table:table-column table:style-name="Table17.B"/>
          <table:table-row table:style-name="TableLine2261246195616">
            <table:table-cell table:style-name="Table17.A1" office:value-type="string">
              <text:p text:style-name="P79"><text:span text:style-name="T101">KW</text:span>: <text:span text:style-name="T119">Area, </text:span>Magic</text:p>
            </table:table-cell>
            <table:table-cell table:style-name="Table17.B1" office:value-type="string">
              <text:p text:style-name="P79"><text:span text:style-name="T101">Type</text:span>: <text:span text:style-name="T35">Action</text:span></text:p>
            </table:table-cell>
          </table:table-row>
          <table:table-row table:style-name="TableLine2261246196976">
            <table:table-cell table:style-name="Table17.A2" office:value-type="string">
              <text:p text:style-name="P79"><text:span text:style-name="T101">Distance</text:span>: <text:span text:style-name="T27">Burst 2</text:span></text:p>
            </table:table-cell>
            <table:table-cell table:style-name="Table17.B2" office:value-type="string">
              <text:p text:style-name="P79"><text:span text:style-name="T101">Target</text:span>: <text:span text:style-name="T34">All enemies</text:span></text:p>
            </table:table-cell>
          </table:table-row>
        </table:table>
        <table:table table:name="Table18" table:style-name="Table18">
          <table:table-column table:style-name="Table18.A"/>
          <table:table-row table:style-name="TableLine2261246198880">
            <table:table-cell table:style-name="Table18.A1" office:value-type="string">
              <text:p text:style-name="P64">Power Roll + <text:span text:style-name="T91">Reason</text:span><text:span text:style-name="T120">:</text:span></text:p>
              <text:list xml:id="list671994193" text:style-name="L5">
                <text:list-item>
                  <text:p text:style-name="P119">11 or lower:<text:span text:style-name="T114"> </text:span><text:span text:style-name="T142">4 </text:span><text:span text:style-name="T143">sonic </text:span><text:span text:style-name="T130">damage</text:span></text:p>
                </text:list-item>
                <text:list-item>
                  <text:p text:style-name="P119">12-16:<text:span text:style-name="T124"> </text:span><text:span text:style-name="T142">5 </text:span><text:span text:style-name="T143">sonic </text:span><text:span text:style-name="T130">damage; </text:span><text:span text:style-name="T164">slowed (EoT)</text:span></text:p>
                </text:list-item>
                <text:list-item>
                  <text:p text:style-name="P119">17: <text:span text:style-name="T165">8 </text:span><text:span text:style-name="T162">sonic </text:span><text:span text:style-name="T130">damage; </text:span><text:span text:style-name="T164">slowed (MGT ends)</text:span></text:p>
                </text:list-item>
              </text:list>
            </table:table-cell>
          </table:table-row>
          <table:table-row table:style-name="TableLine2261246199152">
            <table:table-cell table:style-name="Table18.A2" office:value-type="string">
              <text:p text:style-name="P47"><text:span text:style-name="T101">E</text:span><text:span text:style-name="T50">ffect</text:span><text:span text:style-name="T51">: </text:span><text:span text:style-name="T60">Until the end of your next turn, when you make a</text:span><text:span text:style-name="T61"> </text:span><text:span text:style-name="T56">Weapon attack </text:span><text:span text:style-name="T61">that targets 1 creature</text:span><text:span text:style-name="T56">, </text:span><text:span text:style-name="T61">it temporarily gains the Area keyword and targets all enemies within </text:span><text:span text:style-name="T76">Burst 2</text:span><text:span text:style-name="T61"> </text:span><text:span text:style-name="T77">(th</text:span><text:span text:style-name="T78">e</text:span><text:span text:style-name="T77"> Area bonus of the kit </text:span><text:span text:style-name="T78">is already applied to this value</text:span><text:span text:style-name="T77">) </text:span><text:span text:style-name="T61">of the original target.</text:span></text:p>
            </table:table-cell>
          </table:table-row>
        </table:table>
        <text:h text:style-name="P107" text:outline-level="4"><text:span text:style-name="T3">S</text:span><text:span text:style-name="T4">ignature Ability: </text:span><text:span text:style-name="T7">Beat the Drum</text:span></text:h>
        <text:p text:style-name="P28">The <text:span text:style-name="T173">Othalan</text:span> talisman imbues you <text:span text:style-name="T187">with the </text:span><text:span text:style-name="T191">rhythm</text:span><text:span text:style-name="T187"> of </text:span><text:span text:style-name="T190">past</text:span><text:span text:style-name="T188"> battles’ war drums. </text:span><text:span text:style-name="T189">A new drum every moment.</text:span></text:p>
        <table:table table:name="Table19" table:style-name="Table19">
          <table:table-column table:style-name="Table19.A"/>
          <table:table-column table:style-name="Table19.B"/>
          <table:table-row table:style-name="TableLine2261246196160">
            <table:table-cell table:style-name="Table19.A1" office:value-type="string">
              <text:p text:style-name="P79"><text:span text:style-name="T101">KW</text:span>: <text:span text:style-name="T167">Attack, </text:span>Magic</text:p>
            </table:table-cell>
            <table:table-cell table:style-name="Table19.B1" office:value-type="string">
              <text:p text:style-name="P79"><text:span text:style-name="T101">Type</text:span>: <text:span text:style-name="T35">Action</text:span></text:p>
            </table:table-cell>
          </table:table-row>
          <table:table-row table:style-name="TableLine2261262065008">
            <table:table-cell table:style-name="Table19.A2" office:value-type="string">
              <text:p text:style-name="P79"><text:span text:style-name="T101">Distance</text:span>: <text:span text:style-name="T26">Burst </text:span><text:span text:style-name="T28">2</text:span></text:p>
            </table:table-cell>
            <table:table-cell table:style-name="Table19.B2" office:value-type="string">
              <text:p text:style-name="P79"><text:span text:style-name="T101">Target</text:span>: <text:span text:style-name="T37">All enemies</text:span></text:p>
            </table:table-cell>
          </table:table-row>
        </table:table>
        <table:table table:name="Table20" table:style-name="Table20">
          <table:table-column table:style-name="Table20.A"/>
          <table:table-row table:style-name="TableLine2261262063376">
            <table:table-cell table:style-name="Table20.A1" office:value-type="string">
              <text:p text:style-name="P64">Power Roll + <text:span text:style-name="T92">Might</text:span><text:span text:style-name="T120">:</text:span></text:p>
              <text:list xml:id="list211424382401520" text:continue-numbering="true" text:style-name="L5">
                <text:list-item>
                  <text:p text:style-name="P120">11 or lower:<text:span text:style-name="T114"> </text:span><text:span text:style-name="T144">4 </text:span><text:span text:style-name="T130">damage</text:span></text:p>
                </text:list-item>
                <text:list-item>
                  <text:p text:style-name="P121">12-16:<text:span text:style-name="T124"> </text:span><text:span text:style-name="T144">5</text:span><text:span text:style-name="T145"> </text:span><text:span text:style-name="T130">damage; </text:span><text:span text:style-name="T146">frightened (EoT)</text:span></text:p>
                </text:list-item>
                <text:list-item>
                  <text:p text:style-name="P115">17: <text:span text:style-name="T144">8 </text:span><text:span text:style-name="T130">damage; </text:span><text:span text:style-name="T146">frightened (EoT)</text:span></text:p>
                </text:list-item>
              </text:list>
            </table:table-cell>
          </table:table-row>
          <table:table-row table:style-name="TableLine2261262062288">
            <table:table-cell table:style-name="Table20.A2" office:value-type="string">
              <text:p text:style-name="P47"><text:span text:style-name="T101">E</text:span><text:span text:style-name="T50">ffect</text:span><text:span text:style-name="T51">: </text:span><text:span text:style-name="T60">Until the end of your next turn, </text:span><text:span text:style-name="T62">your next</text:span><text:span text:style-name="T61"> </text:span><text:span text:style-name="T56">Weapon attack </text:span><text:span text:style-name="T62">is automatically Tier 1, </text:span><text:span text:style-name="T63">your</text:span><text:span text:style-name="T62"> Weapon attack after that is Tier 2, and all </text:span><text:span text:style-name="T63">your</text:span><text:span text:style-name="T62"> Weapon attacks after that are Tier 3 </text:span><text:span text:style-name="T64">and deal an extra 1d3 sonic damage</text:span><text:span text:style-name="T62">. You can still roll to see if you crit.</text:span></text:p>
            </table:table-cell>
          </table:table-row>
        </table:table>
        <text:h text:style-name="P88" text:outline-level="3"><text:soft-page-break/>Hazel</text:h>
        <text:p text:style-name="P36">With this spellbinder kit, your occult materials allow <text:span text:style-name="T1">you to inscribe your talismans with the ability to </text:span><text:span text:style-name="T22">discern, foretell, and transmute</text:span><text:span text:style-name="T18">.</text:span><text:span text:style-name="T1"> </text:span><text:span text:style-name="T23">Hazel</text:span><text:span text:style-name="T1"> talismans tap into a</text:span><text:span text:style-name="T90">n</text:span><text:span text:style-name="T1"> </text:span><text:span text:style-name="T21">ethereal</text:span><text:span text:style-name="T1"> </text:span><text:span text:style-name="T12">leyline</text:span><text:span text:style-name="T1"> of </text:span><text:span text:style-name="T21">psychic</text:span><text:span text:style-name="T1">.</text:span></text:p>
        <text:h text:style-name="P108" text:outline-level="4">Kit Bonuses</text:h>
        <text:list xml:id="list211424911682236" text:continue-list="list211424088686167" text:style-name="L1">
          <text:list-item>
            <text:p text:style-name="P122"><text:span text:style-name="T101">Stability:</text:span> +2</text:p>
          </text:list-item>
          <text:list-item>
            <text:p text:style-name="P122"><text:span text:style-name="T101">Magical Damage:</text:span><text:span text:style-name="T104"> +1/+1/+1</text:span></text:p>
          </text:list-item>
        </text:list>
        <text:h text:style-name="P96" text:outline-level="4">Arcane Stream</text:h>
        <text:p text:style-name="P45">Your arcane stream damage type is <text:span text:style-name="T31">psychic</text:span>.</text:p>
        <text:h text:style-name="P99" text:outline-level="4"><text:span text:style-name="T2">Channel </text:span>Effects</text:h>
        <table:table table:name="Table21" table:style-name="Table21">
          <table:table-column table:style-name="Table21.A"/>
          <table:table-column table:style-name="Table21.B"/>
          <table:table-row table:style-name="TableLine2261262065824">
            <table:table-cell table:style-name="Table21.A1" office:value-type="string">
              <text:p text:style-name="P20">Talisman</text:p>
              <text:p text:style-name="P20">Name</text:p>
            </table:table-cell>
            <table:table-cell table:style-name="Table21.B1" office:value-type="string">
              <text:p text:style-name="P69"><text:span text:style-name="T113">Channel </text:span>Effect</text:p>
            </table:table-cell>
          </table:table-row>
          <table:table-row table:style-name="TableLine2261262146704">
            <table:table-cell table:style-name="Table21.A2" office:value-type="string">
              <text:p text:style-name="P8">Fehu</text:p>
            </table:table-cell>
            <table:table-cell table:style-name="Table21.B2" office:value-type="string">
              <text:p text:style-name="P3"/>
            </table:table-cell>
          </table:table-row>
          <table:table-row table:style-name="TableLine2261262142080">
            <table:table-cell table:style-name="Table21.A2" office:value-type="string">
              <text:p text:style-name="P8">Uruz</text:p>
            </table:table-cell>
            <table:table-cell table:style-name="Table21.B2" office:value-type="string">
              <text:p text:style-name="P55"/>
            </table:table-cell>
          </table:table-row>
          <table:table-row table:style-name="TableLine2261262141536">
            <table:table-cell table:style-name="Table21.A2" office:value-type="string">
              <text:p text:style-name="P8">Othalan</text:p>
            </table:table-cell>
            <table:table-cell table:style-name="Table21.B2" office:value-type="string">
              <text:p text:style-name="P56"/>
            </table:table-cell>
          </table:table-row>
        </table:table>
        <text:h text:style-name="P109" text:outline-level="4">Flare <text:span text:style-name="T8">Signature Actions</text:span></text:h>
        <table:table table:name="Table22" table:style-name="Table22">
          <table:table-column table:style-name="Table22.A"/>
          <table:table-column table:style-name="Table22.B"/>
          <table:table-row table:style-name="TableLine2261262143712">
            <table:table-cell table:style-name="Table22.A1" office:value-type="string">
              <text:p text:style-name="P20">Talisman</text:p>
              <text:p text:style-name="P20">Name</text:p>
            </table:table-cell>
            <table:table-cell table:style-name="Table22.B1" office:value-type="string">
              <text:p text:style-name="P69"><text:span text:style-name="T46">Flare</text:span><text:span text:style-name="T113"> </text:span><text:span text:style-name="T88">Signature Action</text:span></text:p>
            </table:table-cell>
          </table:table-row>
          <table:table-row table:style-name="TableLine2261262147520">
            <table:table-cell table:style-name="Table22.A2" office:value-type="string">
              <text:p text:style-name="P8">Fehu</text:p>
            </table:table-cell>
            <table:table-cell table:style-name="Table22.B2" office:value-type="string">
              <text:p text:style-name="P10">Overflow</text:p>
            </table:table-cell>
          </table:table-row>
          <table:table-row table:style-name="TableLine2261262147792">
            <table:table-cell table:style-name="Table22.A2" office:value-type="string">
              <text:p text:style-name="P8">Uruz</text:p>
            </table:table-cell>
            <table:table-cell table:style-name="Table22.B2" office:value-type="string">
              <text:p text:style-name="P57">Beat the Drum</text:p>
            </table:table-cell>
          </table:table-row>
          <table:table-row table:style-name="TableLine2261262143984">
            <table:table-cell table:style-name="Table22.A2" office:value-type="string">
              <text:p text:style-name="P8">Othalan</text:p>
            </table:table-cell>
            <table:table-cell table:style-name="Table22.B2" office:value-type="string">
              <text:p text:style-name="P11">Resonate</text:p>
            </table:table-cell>
          </table:table-row>
        </table:table>
        <text:p text:style-name="P44"/>
        <text:p text:style-name="P25"/>
        <text:h text:style-name="P103" text:outline-level="4"><text:span text:style-name="T118">S</text:span>ignature Ability: <text:span text:style-name="T174">Overflow</text:span></text:h>
        <text:p text:style-name="P29">The <text:span text:style-name="T173">Fehu</text:span> talisman imbues you</text:p>
        <table:table table:name="Table23" table:style-name="Table23">
          <table:table-column table:style-name="Table23.A"/>
          <table:table-column table:style-name="Table23.B"/>
          <table:table-row table:style-name="TableLine2261262143440">
            <table:table-cell table:style-name="Table23.A1" office:value-type="string">
              <text:p text:style-name="P80"><text:span text:style-name="T101">KW</text:span>: <text:span text:style-name="T119">Area, </text:span>Magic</text:p>
            </table:table-cell>
            <table:table-cell table:style-name="Table23.B1" office:value-type="string">
              <text:p text:style-name="P80"><text:span text:style-name="T101">Type</text:span>: <text:span text:style-name="T35">Action</text:span></text:p>
            </table:table-cell>
          </table:table-row>
          <table:table-row table:style-name="TableLine2261262146160">
            <table:table-cell table:style-name="Table23.A2" office:value-type="string">
              <text:p text:style-name="P80"><text:span text:style-name="T101">Distance</text:span>: <text:span text:style-name="T15">2 burst</text:span></text:p>
            </table:table-cell>
            <table:table-cell table:style-name="Table23.B2" office:value-type="string">
              <text:p text:style-name="P80"><text:span text:style-name="T101">Target</text:span>: <text:span text:style-name="T34">All enemies</text:span></text:p>
            </table:table-cell>
          </table:table-row>
        </table:table>
        <table:table table:name="Table24" table:style-name="Table24">
          <table:table-column table:style-name="Table24.A"/>
          <table:table-row table:style-name="TableLine2261262144256">
            <table:table-cell table:style-name="Table24.A1" office:value-type="string">
              <text:p text:style-name="P65">Power Roll + <text:span text:style-name="T120">Reason:</text:span></text:p>
              <text:list xml:id="list3091556506" text:style-name="L6">
                <text:list-item>
                  <text:p text:style-name="P123">11 or lower:<text:span text:style-name="T114"> </text:span><text:span text:style-name="T124">2 </text:span><text:span text:style-name="T147">sonic</text:span><text:span text:style-name="T125"> </text:span><text:span text:style-name="T124">damage</text:span></text:p>
                </text:list-item>
                <text:list-item>
                  <text:p text:style-name="P123">12-16:<text:span text:style-name="T124"> </text:span><text:span text:style-name="T126">6 </text:span><text:span text:style-name="T147">sonic</text:span><text:span text:style-name="T125"> </text:span><text:span text:style-name="T124">damage; </text:span><text:span text:style-name="T126">frightened (EoT)</text:span></text:p>
                </text:list-item>
                <text:list-item>
                  <text:p text:style-name="P123">17: <text:span text:style-name="T148">8 </text:span><text:span text:style-name="T147">sonic</text:span><text:span text:style-name="T125"> </text:span><text:span text:style-name="T124">damage; </text:span><text:span text:style-name="T126">frightened (EoT)</text:span></text:p>
                </text:list-item>
              </text:list>
            </table:table-cell>
          </table:table-row>
          <table:table-row table:style-name="TableLine2261262145616">
            <table:table-cell table:style-name="Table24.A2" office:value-type="string">
              <text:p text:style-name="P48"><text:span text:style-name="T101">E</text:span><text:span text:style-name="T50">ffect</text:span><text:span text:style-name="T51">: </text:span><text:span text:style-name="T60">Until the end of your next turn, when you make a</text:span><text:span text:style-name="T56"> Weapon attack, </text:span></text:p>
            </table:table-cell>
          </table:table-row>
        </table:table>
        <text:h text:style-name="P109" text:outline-level="4"><text:span text:style-name="T3">S</text:span><text:span text:style-name="T4">ignature Ability: </text:span><text:span text:style-name="T7">Beat the Drum</text:span></text:h>
        <text:p text:style-name="P29">The <text:span text:style-name="T173">Uruz</text:span> talisman imbues you with <text:span text:style-name="T169">the deep resonance of a timeless waterfall.</text:span></text:p>
        <table:table table:name="Table25" table:style-name="Table25">
          <table:table-column table:style-name="Table25.A"/>
          <table:table-column table:style-name="Table25.B"/>
          <table:table-row table:style-name="TableLine2261262145344">
            <table:table-cell table:style-name="Table25.A1" office:value-type="string">
              <text:p text:style-name="P80"><text:span text:style-name="T101">KW</text:span>: <text:span text:style-name="T119">Area, </text:span>Magic</text:p>
            </table:table-cell>
            <table:table-cell table:style-name="Table25.B1" office:value-type="string">
              <text:p text:style-name="P80"><text:span text:style-name="T101">Type</text:span>: <text:span text:style-name="T35">Action</text:span></text:p>
            </table:table-cell>
          </table:table-row>
          <table:table-row table:style-name="TableLine2261262166960">
            <table:table-cell table:style-name="Table25.A2" office:value-type="string">
              <text:p text:style-name="P80"><text:span text:style-name="T101">Distance</text:span>: <text:span text:style-name="T15">2 burst</text:span></text:p>
            </table:table-cell>
            <table:table-cell table:style-name="Table25.B2" office:value-type="string">
              <text:p text:style-name="P80"><text:span text:style-name="T101">Target</text:span>: <text:span text:style-name="T34">All enemies</text:span></text:p>
            </table:table-cell>
          </table:table-row>
        </table:table>
        <table:table table:name="Table26" table:style-name="Table26">
          <table:table-column table:style-name="Table26.A"/>
          <table:table-row table:style-name="TableLine2261262165056">
            <table:table-cell table:style-name="Table26.A1" office:value-type="string">
              <text:p text:style-name="P65">Power Roll + <text:span text:style-name="T120">Reason:</text:span></text:p>
              <text:list xml:id="list2724880333" text:style-name="L7">
                <text:list-item>
                  <text:p text:style-name="P124">11 or lower:</text:p>
                </text:list-item>
                <text:list-item>
                  <text:p text:style-name="P124">12-16:</text:p>
                </text:list-item>
                <text:list-item>
                  <text:p text:style-name="P124">17:</text:p>
                </text:list-item>
              </text:list>
            </table:table-cell>
          </table:table-row>
          <table:table-row table:style-name="TableLine2261262161520">
            <table:table-cell table:style-name="Table26.A2" office:value-type="string">
              <text:p text:style-name="P48"><text:span text:style-name="T101">E</text:span><text:span text:style-name="T50">ffect</text:span><text:span text:style-name="T51">: </text:span><text:span text:style-name="T60">Until the end of your next turn, when you make a</text:span><text:span text:style-name="T61"> </text:span><text:span text:style-name="T56">Weapon attack</text:span></text:p>
            </table:table-cell>
          </table:table-row>
        </table:table>
        <text:h text:style-name="P109" text:outline-level="4"><text:span text:style-name="T3">S</text:span><text:span text:style-name="T4">ignature Ability: </text:span><text:span text:style-name="T6">Resonate</text:span></text:h>
        <text:p text:style-name="P29">The <text:span text:style-name="T173">Othalan</text:span> talisman imbues you</text:p>
        <table:table table:name="Table27" table:style-name="Table27">
          <table:table-column table:style-name="Table27.A"/>
          <table:table-column table:style-name="Table27.B"/>
          <table:table-row table:style-name="TableLine2261262163696">
            <table:table-cell table:style-name="Table27.A1" office:value-type="string">
              <text:p text:style-name="P80"><text:span text:style-name="T101">KW</text:span>: <text:span text:style-name="T167">Attack, </text:span>Magic</text:p>
            </table:table-cell>
            <table:table-cell table:style-name="Table27.B1" office:value-type="string">
              <text:p text:style-name="P80"><text:span text:style-name="T101">Type</text:span>: <text:span text:style-name="T35">Action</text:span></text:p>
            </table:table-cell>
          </table:table-row>
          <table:table-row table:style-name="TableLine2261262165872">
            <table:table-cell table:style-name="Table27.A2" office:value-type="string">
              <text:p text:style-name="P80"><text:span text:style-name="T101">Distance</text:span>: <text:span text:style-name="T16">Reach</text:span></text:p>
            </table:table-cell>
            <table:table-cell table:style-name="Table27.B2" office:value-type="string">
              <text:p text:style-name="P80"><text:span text:style-name="T101">Target</text:span>: <text:span text:style-name="T36">1 creature</text:span></text:p>
            </table:table-cell>
          </table:table-row>
        </table:table>
        <table:table table:name="Table28" table:style-name="Table28">
          <table:table-column table:style-name="Table28.A"/>
          <table:table-row table:style-name="TableLine2261262167776">
            <table:table-cell table:style-name="Table28.A1" office:value-type="string">
              <text:p text:style-name="P65">Power Roll + <text:span text:style-name="T120">Reason:</text:span></text:p>
              <text:list xml:id="list211425754870274" text:continue-numbering="true" text:style-name="L7">
                <text:list-item>
                  <text:p text:style-name="P125">11 or lower:</text:p>
                </text:list-item>
                <text:list-item>
                  <text:p text:style-name="P125">12-16:</text:p>
                </text:list-item>
                <text:list-item>
                  <text:p text:style-name="P125">17:</text:p>
                </text:list-item>
              </text:list>
            </table:table-cell>
          </table:table-row>
          <table:table-row table:style-name="TableLine2261262167232">
            <table:table-cell table:style-name="Table28.A2" office:value-type="string">
              <text:p text:style-name="P48"><text:span text:style-name="T101">E</text:span><text:span text:style-name="T50">ffect</text:span><text:span text:style-name="T51">: </text:span><text:span text:style-name="T60">Until the end of your next turn, </text:span><text:span text:style-name="T62">your next</text:span><text:span text:style-name="T61"> </text:span><text:span text:style-name="T56">Weapon attack</text:span></text:p>
            </table:table-cell>
          </table:table-row>
        </table:table>
        <text:p text:style-name="P24"/>
        <text:h text:style-name="P89" text:outline-level="3"/>
        <text:p text:style-name="P22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185a231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use-window-font-color="true" loext:opacity="0%" fo:font-size="18pt" style:text-underline-style="solid" style:text-underline-width="auto" style:text-underline-color="font-color" fo:font-weight="bold" officeooo:rsid="0185a231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46in" fo:margin-bottom="0.0846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able_20_Contents">
      <style:paragraph-properties fo:text-align="start" style:justify-single-word="false"/>
      <style:text-properties style:font-name="Liberation Serif" fo:font-family="'Liberation Serif'" style:font-family-generic="roman" style:font-pitch="variable" fo:font-size="11pt" fo:font-style="italic" fo:font-weight="normal" officeooo:rsid="01c3e74d" style:font-size-asian="11pt" style:font-style-asian="italic" style:font-weight-asian="normal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01T21:14:23.671000000</dc:date>
    <meta:editing-duration>P1DT1H35M9S</meta:editing-duration>
    <meta:editing-cycles>640</meta:editing-cycles>
    <meta:generator>LibreOffice/7.2.2.2$Windows_X86_64 LibreOffice_project/02b2acce88a210515b4a5bb2e46cbfb63fe97d56</meta:generator>
    <meta:document-statistic meta:table-count="28" meta:image-count="0" meta:object-count="0" meta:page-count="4" meta:paragraph-count="211" meta:word-count="1543" meta:character-count="8747" meta:non-whitespace-character-count="7434"/>
  </office:meta>
</office:document-meta>
</file>